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Liberation Serif"/>
    </style:style>
    <style:style style:name="ce36" style:family="table-cell" style:parent-style-name="Default">
      <style:table-cell-properties fo:background-color="#e8f2a1"/>
      <style:text-properties style:font-name="Liberation Serif"/>
    </style:style>
    <style:style style:name="ce66" style:family="table-cell" style:parent-style-name="Default">
      <style:table-cell-properties fo:background-color="transparent"/>
      <style:text-properties style:font-name="Liberation Serif"/>
    </style:style>
    <style:style style:name="ce37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</style:style>
    <style:style style:name="ce29" style:family="table-cell" style:parent-style-name="Default" style:data-style-name="N84">
      <style:text-properties fo:font-weight="bold" style:font-weight-asian="bold" style:font-weight-complex="bold"/>
    </style:style>
    <style:style style:name="ce22" style:family="table-cell" style:parent-style-name="Default" style:data-style-name="N84">
      <style:table-cell-properties fo:background-color="transparent"/>
    </style:style>
    <style:style style:name="ce8" style:family="table-cell" style:parent-style-name="Default" style:data-style-name="N84"/>
    <style:style style:name="ce32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/>
    <style:style style:name="T1" style:family="text">
      <style:text-properties style:text-position="super 58%"/>
    </style:style>
    <style:style style:name="T2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- Géolocalisation - Paramètres temporels" table:style-name="ta1"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7" table:default-cell-style-name="Default"/>
        <table:table-column table:style-name="co1" table:default-cell-style-name="ce8"/>
        <table:table-column table:style-name="co1" table:default-cell-style-name="ce22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PRENOM1</text:p>
          </table:table-cell>
          <table:table-cell table:style-name="ce13" office:value-type="string" calcext:value-type="string">
            <text:p>PRENOM2</text:p>
          </table:table-cell>
          <table:table-cell table:style-name="ce13" office:value-type="string" calcext:value-type="string">
            <text:p>PRENOM3</text:p>
          </table:table-cell>
          <table:table-cell table:style-name="ce13" office:value-type="string" calcext:value-type="string">
            <text:p>PRENOM4</text:p>
          </table:table-cell>
          <table:table-cell table:style-name="ce29" office:value-type="string" calcext:value-type="string">
            <text:p>DATE DE NAISSANCE</text:p>
          </table:table-cell>
          <table:table-cell table:style-name="ce29" office:value-type="string" calcext:value-type="string">
            <text:p>DATE DE MOBILISATION</text:p>
          </table:table-cell>
          <table:table-cell table:style-name="ce13" office:value-type="string" calcext:value-type="string">
            <text:p>UNITE</text:p>
          </table:table-cell>
          <table:table-cell table:style-name="ce13" office:value-type="string" calcext:value-type="string">
            <text:p>GRADE</text:p>
          </table:table-cell>
          <table:table-cell table:style-name="ce13" office:value-type="string" calcext:value-type="string">
            <text:p>LIEU DE DECES</text:p>
          </table:table-cell>
          <table:table-cell table:style-name="ce13" office:value-type="string" calcext:value-type="string">
            <text:p>DEPARTEMENT</text:p>
          </table:table-cell>
          <table:table-cell table:style-name="ce13" office:value-type="string" calcext:value-type="string">
            <text:p>HOPITAL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29" office:value-type="string" calcext:value-type="string">
            <text:p>DATE DU DECES</text:p>
          </table:table-cell>
          <table:table-cell table:style-name="ce29" office:value-type="string" calcext:value-type="string">
            <text:p>FIN AFFICHAGE</text:p>
          </table:table-cell>
          <table:table-cell table:style-name="ce32" office:value-type="string" calcext:value-type="string">
            <text:p>NOMBRE</text:p>
          </table:table-cell>
          <table:table-cell table:style-name="ce13" office:value-type="string" calcext:value-type="string">
            <text:p>MOTIF</text:p>
          </table:table-cell>
          <table:table-cell table:style-name="ce13" office:value-type="string" calcext:value-type="string">
            <text:p>MPF</text:p>
          </table:table-cell>
          <table:table-cell table:style-name="ce32" office:value-type="string" calcext:value-type="string">
            <text:p>AGE REVOLU</text:p>
          </table:table-cell>
          <table:table-cell table:style-name="ce13" office:value-type="string" calcext:value-type="string">
            <text:p>Citation(s)</text:p>
          </table:table-cell>
          <table:table-cell table:style-name="ce13" office:value-type="string" calcext:value-type="string">
            <text:p>Décoration(s)</text:p>
          </table:table-cell>
          <table:table-cell table:style-name="ce13" office:value-type="string" calcext:value-type="string">
            <text:p>Blessure(s)</text:p>
          </table:table-cell>
          <table:table-cell table:style-name="ce13" office:value-type="string" calcext:value-type="string">
            <text:p>Blessure(s) LIEU</text:p>
          </table:table-cell>
          <table:table-cell table:style-name="ce13" office:value-type="string" calcext:value-type="string">
            <text:p>PROFESSION</text:p>
          </table:table-cell>
          <table:table-cell table:style-name="ce13" office:value-type="string" calcext:value-type="string">
            <text:p>REMARQUES</text:p>
          </table:table-cell>
          <table:table-cell table:style-name="ce13" office:value-type="string" calcext:value-type="string">
            <text:p>CAPTURE DATE</text:p>
          </table:table-cell>
          <table:table-cell table:style-name="ce13" office:value-type="string" calcext:value-type="string">
            <text:p>LIEU CAPTURE</text:p>
          </table:table-cell>
          <table:table-cell table:style-name="ce13" office:value-type="string" calcext:value-type="string">
            <text:p>REFUS DE GUERRE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ADAM</text:p>
          </table:table-cell>
          <table:table-cell table:style-name="ce20" office:value-type="string" calcext:value-type="string">
            <text:p>Georges</text:p>
          </table:table-cell>
          <table:table-cell table:style-name="ce20" office:value-type="string" calcext:value-type="string">
            <text:p>Louis</text:p>
          </table:table-cell>
          <table:table-cell table:style-name="ce20" office:value-type="string" calcext:value-type="string">
            <text:p>Emile</text:p>
          </table:table-cell>
          <table:table-cell table:style-name="ce20"/>
          <table:table-cell table:style-name="ce22" office:value-type="date" office:date-value="1885-05-29" calcext:value-type="date">
            <text:p>1885-05-29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3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Macquigny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table:style-name="ce20" office:value-type="float" office:value="49.884562" calcext:value-type="float">
            <text:p>49.884562</text:p>
          </table:table-cell>
          <table:table-cell table:style-name="ce20" office:value-type="float" office:value="3.550656" calcext:value-type="float">
            <text:p>3.550656</text:p>
          </table:table-cell>
          <table:table-cell table:style-name="ce22" office:value-type="date" office:date-value="1914-08-29" calcext:value-type="date">
            <text:p>1914-08-2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9" calcext:value-type="float">
            <text:p>29</text:p>
          </table:table-cell>
          <table:table-cell table:style-name="ce20" table:number-columns-repeated="4"/>
          <table:table-cell table:style-name="ce20" office:value-type="string" calcext:value-type="string">
            <text:p>Cordonnier</text:p>
          </table:table-cell>
          <table:table-cell table:style-name="ce20" table:number-columns-repeated="4"/>
          <table:table-cell table:number-columns-repeated="995"/>
        </table:table-row>
        <table:table-row table:style-name="ro2">
          <table:table-cell table:style-name="ce4" office:value-type="string" calcext:value-type="string">
            <text:p>ALNIC </text:p>
          </table:table-cell>
          <table:table-cell office:value-type="string" calcext:value-type="string">
            <text:p>Florentin</text:p>
          </table:table-cell>
          <table:table-cell table:number-columns-repeated="3"/>
          <table:table-cell office:value-type="date" office:date-value="1887-10-11" calcext:value-type="date">
            <text:p>1887-10-11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1<text:span text:style-name="T1">er</text:span> RZ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Laversine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351645" calcext:value-type="float">
            <text:p>49.351645</text:p>
          </table:table-cell>
          <table:table-cell office:value-type="float" office:value="3.170173" calcext:value-type="float">
            <text:p>3.170173</text:p>
          </table:table-cell>
          <table:table-cell office:value-type="date" office:date-value="1918-07-18" calcext:value-type="date">
            <text:p>1918-07-1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Fumiste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GAMMARE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Georges</text:p>
          </table:table-cell>
          <table:table-cell table:number-columns-repeated="2"/>
          <table:table-cell office:value-type="date" office:date-value="1897-03-16" calcext:value-type="date">
            <text:p>1897-03-16</text:p>
          </table:table-cell>
          <table:table-cell office:value-type="date" office:date-value="1916-08-10" calcext:value-type="date">
            <text:p>1916-08-10</text:p>
          </table:table-cell>
          <table:table-cell office:value-type="string" calcext:value-type="string">
            <text:p>103 RAL</text:p>
          </table:table-cell>
          <table:table-cell office:value-type="string" calcext:value-type="string">
            <text:p>Soldat 2<text:span text:style-name="T1">e</text:span> classe</text:p>
          </table:table-cell>
          <table:table-cell office:value-type="string" calcext:value-type="string">
            <text:p>Dixmude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float" office:value="51.033243" calcext:value-type="float">
            <text:p>51.033243</text:p>
          </table:table-cell>
          <table:table-cell office:value-type="float" office:value="2.865811" calcext:value-type="float">
            <text:p>2.865811</text:p>
          </table:table-cell>
          <table:table-cell office:value-type="date" office:date-value="1917-08-11" calcext:value-type="date">
            <text:p>1917-08-1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par éclats d’obus reçus en service commandé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Bouch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GENTIN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Charles</text:p>
          </table:table-cell>
          <table:table-cell/>
          <table:table-cell office:value-type="date" office:date-value="1895-01-10" calcext:value-type="date">
            <text:p>1895-01-10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7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ouchavesnes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983348" calcext:value-type="float">
            <text:p>49.983348</text:p>
          </table:table-cell>
          <table:table-cell office:value-type="float" office:value="2.920051" calcext:value-type="float">
            <text:p>2.920051</text:p>
          </table:table-cell>
          <table:table-cell office:value-type="date" office:date-value="1916-09-27" calcext:value-type="date">
            <text:p>1916-09-2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BIN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ortuné</text:p>
          </table:table-cell>
          <table:table-cell table:number-columns-repeated="2"/>
          <table:table-cell office:value-type="date" office:date-value="1889-02-02" calcext:value-type="date">
            <text:p>1889-02-02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5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erck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Oui</text:p>
          </table:table-cell>
          <table:table-cell office:value-type="float" office:value="50.408098" calcext:value-type="float">
            <text:p>50.408098</text:p>
          </table:table-cell>
          <table:table-cell office:value-type="float" office:value="1.591859" calcext:value-type="float">
            <text:p>1.591859</text:p>
          </table:table-cell>
          <table:table-cell office:value-type="date" office:date-value="1915-09-24" calcext:value-type="date">
            <text:p>1915-09-2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" office:value-type="date" office:date-value="1915-08-23" calcext:value-type="date">
            <text:p>1915-08-23</text:p>
          </table:table-cell>
          <table:table-cell table:style-name="ce8" office:value-type="string" calcext:value-type="string">
            <text:p>Neuville-Saint-Vaast (Pas-de-Calais)</text:p>
          </table:table-cell>
          <table:table-cell office:value-type="string" calcext:value-type="string">
            <text:p>Maréchal-Ferran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RA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Eugène</text:p>
          </table:table-cell>
          <table:table-cell table:number-columns-repeated="2"/>
          <table:table-cell office:value-type="date" office:date-value="1879-03-17" calcext:value-type="date">
            <text:p>1879-03-17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12" calcext:value-type="date">
            <text:p>1915-05-12</text:p>
          </table:table-cell>
          <table:table-cell table:formula="of:=[.O8]" office:value-type="date" office:date-value="1916-07-03" calcext:value-type="date">
            <text:p>1916-07-03</text:p>
          </table:table-cell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SIR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Emile</text:p>
          </table:table-cell>
          <table:table-cell/>
          <table:table-cell office:value-type="date" office:date-value="1895-01-04" calcext:value-type="date">
            <text:p>1895-01-04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173 RI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Esnes-en-Argonne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207461" calcext:value-type="float">
            <text:p>49.207461</text:p>
          </table:table-cell>
          <table:table-cell office:value-type="float" office:value="5.21075" calcext:value-type="float">
            <text:p>5.21075</text:p>
          </table:table-cell>
          <table:table-cell office:value-type="date" office:date-value="1916-07-03" calcext:value-type="date">
            <text:p>1916-07-03</text:p>
          </table:table-cell>
          <table:table-cell table:style-name="ce8" table:formula="of:=[.O9]" office:value-type="date" office:date-value="1914-09-22" calcext:value-type="date">
            <text:p>1914-0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Tréfileu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AUVAIS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Lucien</text:p>
          </table:table-cell>
          <table:table-cell/>
          <table:table-cell office:value-type="date" office:date-value="1887-02-16" calcext:value-type="date">
            <text:p>1887-02-16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Saint-Thierry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03646" calcext:value-type="float">
            <text:p>49.303646</text:p>
          </table:table-cell>
          <table:table-cell office:value-type="float" office:value="3.963748" calcext:value-type="float">
            <text:p>3.963748</text:p>
          </table:table-cell>
          <table:table-cell office:value-type="date" office:date-value="1914-09-22" calcext:value-type="date">
            <text:p>1914-09-22</text:p>
          </table:table-cell>
          <table:table-cell table:style-name="ce8" table:formula="of:=[.O10]" office:value-type="date" office:date-value="1918-07-30" calcext:value-type="date">
            <text:p>1918-07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number-columns-repeated="2"/>
          <table:table-cell office:value-type="string" calcext:value-type="string">
            <text:p>Boucher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ELLEHACHE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Augustin</text:p>
          </table:table-cell>
          <table:table-cell/>
          <table:table-cell office:value-type="date" office:date-value="1897-02-13" calcext:value-type="date">
            <text:p>1897-02-13</text:p>
          </table:table-cell>
          <table:table-cell office:value-type="date" office:date-value="1916-08-10" calcext:value-type="date">
            <text:p>1916-08-10</text:p>
          </table:table-cell>
          <table:table-cell office:value-type="string" calcext:value-type="string">
            <text:p>62 RAC</text:p>
          </table:table-cell>
          <table:table-cell office:value-type="string" calcext:value-type="string">
            <text:p>Canonnier 2<text:span text:style-name="T1">e</text:span> classe</text:p>
          </table:table-cell>
          <table:table-cell office:value-type="string" calcext:value-type="string">
            <text:p>Cuperly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float" office:value="49.062216" calcext:value-type="float">
            <text:p>49.062216</text:p>
          </table:table-cell>
          <table:table-cell office:value-type="float" office:value="4.430919" calcext:value-type="float">
            <text:p>4.430919</text:p>
          </table:table-cell>
          <table:table-cell office:value-type="date" office:date-value="1918-07-30" calcext:value-type="date">
            <text:p>1918-07-3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/>
          <table:table-cell table:style-name="ce8" office:value-type="date" office:date-value="1917-07-30" calcext:value-type="date">
            <text:p>1917-07-30</text:p>
          </table:table-cell>
          <table:table-cell/>
          <table:table-cell office:value-type="string" calcext:value-type="string">
            <text:p>Employé de comme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LLENG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ton</text:p>
          </table:table-cell>
          <table:table-cell table:number-columns-repeated="2"/>
          <table:table-cell office:value-type="date" office:date-value="1887-03-21" calcext:value-type="date">
            <text:p>1887-03-21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ndôme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Oui</text:p>
          </table:table-cell>
          <table:table-cell office:value-type="float" office:value="47.7925" calcext:value-type="float">
            <text:p>47.7925</text:p>
          </table:table-cell>
          <table:table-cell office:value-type="float" office:value="1.065338" calcext:value-type="float">
            <text:p>1.065338</text:p>
          </table:table-cell>
          <table:table-cell office:value-type="date" office:date-value="1914-10-08" calcext:value-type="date">
            <text:p>1914-10-0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Maç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RNI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896-09-30" calcext:value-type="date">
            <text:p>1896-09-30</text:p>
          </table:table-cell>
          <table:table-cell office:value-type="date" office:date-value="1915-04-11" calcext:value-type="date">
            <text:p>1915-04-11</text:p>
          </table:table-cell>
          <table:table-cell office:value-type="string" calcext:value-type="string">
            <text:p>37 RIC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arcelcav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float" office:value="49.848869" calcext:value-type="float">
            <text:p>49.848869</text:p>
          </table:table-cell>
          <table:table-cell office:value-type="float" office:value="2.573431" calcext:value-type="float">
            <text:p>2.573431</text:p>
          </table:table-cell>
          <table:table-cell office:value-type="date" office:date-value="1915-07-12" calcext:value-type="date">
            <text:p>1915-07-12</text:p>
          </table:table-cell>
          <table:table-cell table:style-name="ce8" table:formula="of:=[.O13]" office:value-type="date" office:date-value="1914-09-06" calcext:value-type="date">
            <text:p>1914-09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" office:value-type="date" office:date-value="1916-07-12" calcext:value-type="date">
            <text:p>1916-07-12</text:p>
          </table:table-cell>
          <table:table-cell/>
          <table:table-cell office:value-type="string" calcext:value-type="string">
            <text:p>Chausseu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RTO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9-09-17" calcext:value-type="date">
            <text:p>1889-09-17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3 RIC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Favresse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8.717973" calcext:value-type="float">
            <text:p>48.717973</text:p>
          </table:table-cell>
          <table:table-cell office:value-type="float" office:value="4.733386" calcext:value-type="float">
            <text:p>4.733386</text:p>
          </table:table-cell>
          <table:table-cell office:value-type="date" office:date-value="1914-09-06" calcext:value-type="date">
            <text:p>1914-09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90-06-20" calcext:value-type="date">
            <text:p>1890-06-20</text:p>
          </table:table-cell>
          <table:table-cell/>
          <table:table-cell office:value-type="string" calcext:value-type="string">
            <text:p>9 RG</text:p>
          </table:table-cell>
          <table:table-cell office:value-type="string" calcext:value-type="string">
            <text:p>Sapeur</text:p>
          </table:table-cell>
          <table:table-cell office:value-type="string" calcext:value-type="string">
            <text:p>Rosières-en-Santerre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812848" calcext:value-type="float">
            <text:p>49.812848</text:p>
          </table:table-cell>
          <table:table-cell office:value-type="float" office:value="2.702118" calcext:value-type="float">
            <text:p>2.702118</text:p>
          </table:table-cell>
          <table:table-cell office:value-type="date" office:date-value="1917-01-01" calcext:value-type="date">
            <text:p>1917-01-0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RUBE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78-03-10" calcext:value-type="date">
            <text:p>1878-03-10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Ressons-sur-Matz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53792" calcext:value-type="float">
            <text:p>49.53792</text:p>
          </table:table-cell>
          <table:table-cell office:value-type="float" office:value="2.743229" calcext:value-type="float">
            <text:p>2.743229</text:p>
          </table:table-cell>
          <table:table-cell office:value-type="date" office:date-value="1918-01-27" calcext:value-type="date">
            <text:p>1918-01-2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en service</text:p>
          </table:table-cell>
          <table:table-cell office:value-type="string" calcext:value-type="string">
            <text:p>Oui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UZEBOC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élestin</text:p>
          </table:table-cell>
          <table:table-cell/>
          <table:table-cell office:value-type="date" office:date-value="1891-01-22" calcext:value-type="date">
            <text:p>1891-01-22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50 RI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ouain-Perthes-lès-Hurlus</text:p>
          </table:table-cell>
          <table:table-cell office:value-type="string" calcext:value-type="string">
            <text:p>Marne</text:p>
          </table:table-cell>
          <table:table-cell/>
          <table:table-cell table:style-name="ce20" office:value-type="float" office:value="49.184026" calcext:value-type="float">
            <text:p>49.184026</text:p>
          </table:table-cell>
          <table:table-cell table:style-name="ce20" office:value-type="float" office:value="4.544413" calcext:value-type="float">
            <text:p>4.544413</text:p>
          </table:table-cell>
          <table:table-cell office:value-type="date" office:date-value="1915-09-30" calcext:value-type="date">
            <text:p>1915-09-30</text:p>
          </table:table-cell>
          <table:table-cell table:style-name="ce8" table:formula="of:=[.O17]" office:value-type="date" office:date-value="1918-07-16" calcext:value-type="date">
            <text:p>1918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och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SSON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Sénateur</text:p>
          </table:table-cell>
          <table:table-cell table:number-columns-repeated="2"/>
          <table:table-cell office:value-type="date" office:date-value="1896-07-08" calcext:value-type="date">
            <text:p>1896-07-08</text:p>
          </table:table-cell>
          <table:table-cell office:value-type="date" office:date-value="1915-04-11" calcext:value-type="date">
            <text:p>1915-04-11</text:p>
          </table:table-cell>
          <table:table-cell office:value-type="string" calcext:value-type="string">
            <text:p>2 RIC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ouvrechy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732697" calcext:value-type="float">
            <text:p>49.732697</text:p>
          </table:table-cell>
          <table:table-cell office:value-type="float" office:value="2.395065" calcext:value-type="float">
            <text:p>2.395065</text:p>
          </table:table-cell>
          <table:table-cell office:value-type="date" office:date-value="1918-07-16" calcext:value-type="date">
            <text:p>1918-07-1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Usin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ZE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5-07-22" calcext:value-type="date">
            <text:p>1885-07-22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23" calcext:value-type="date">
            <text:p>1915-05-23</text:p>
          </table:table-cell>
          <table:table-cell table:formula="of:=[.O19]" office:value-type="date" office:date-value="1916-09-19" calcext:value-type="date">
            <text:p>1916-09-19</text:p>
          </table:table-cell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LANCHE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Ernest</text:p>
          </table:table-cell>
          <table:table-cell/>
          <table:table-cell office:value-type="date" office:date-value="1876-01-24" calcext:value-type="date">
            <text:p>1876-01-24</text:p>
          </table:table-cell>
          <table:table-cell office:value-type="date" office:date-value="1914-08-10" calcext:value-type="date">
            <text:p>1914-08-10</text:p>
          </table:table-cell>
          <table:table-cell office:value-type="string" calcext:value-type="string">
            <text:p>113 RAL</text:p>
          </table:table-cell>
          <table:table-cell office:value-type="string" calcext:value-type="string">
            <text:p>Cannonier conducteur 2<text:span text:style-name="T1">e</text:span> classe</text:p>
          </table:table-cell>
          <table:table-cell office:value-type="string" calcext:value-type="string">
            <text:p>Marcelcave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848869" calcext:value-type="float">
            <text:p>49.848869</text:p>
          </table:table-cell>
          <table:table-cell office:value-type="float" office:value="2.573431" calcext:value-type="float">
            <text:p>2.573431</text:p>
          </table:table-cell>
          <table:table-cell office:value-type="date" office:date-value="1916-09-19" calcext:value-type="date">
            <text:p>1916-09-1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t violente. S’est suicidé au cantonnement au TR de la batterie</text:p>
          </table:table-cell>
          <table:table-cell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Employé de commerce</text:p>
          </table:table-cell>
          <table:table-cell table:number-columns-repeated="3"/>
          <table:table-cell office:value-type="string" calcext:value-type="string">
            <text:p>Mort violente. S’est suicidé au cantonnement au TR de la batteri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REDE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eorges</text:p>
          </table:table-cell>
          <table:table-cell table:number-columns-repeated="2"/>
          <table:table-cell office:value-type="date" office:date-value="1895-06-05" calcext:value-type="date">
            <text:p>1895-06-05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51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Evreux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Oui</text:p>
          </table:table-cell>
          <table:table-cell office:value-type="float" office:value="49.026957" calcext:value-type="float">
            <text:p>49.026957</text:p>
          </table:table-cell>
          <table:table-cell office:value-type="float" office:value="1.151369" calcext:value-type="float">
            <text:p>1.151369</text:p>
          </table:table-cell>
          <table:table-cell office:value-type="date" office:date-value="1918-08-03" calcext:value-type="date">
            <text:p>1918-08-03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maladie contractée en servic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UMEN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5-09-23" calcext:value-type="date">
            <text:p>1885-09-23</text:p>
          </table:table-cell>
          <table:table-cell/>
          <table:table-cell office:value-type="string" calcext:value-type="string">
            <text:p>1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arnoy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984925" calcext:value-type="float">
            <text:p>49.984925</text:p>
          </table:table-cell>
          <table:table-cell office:value-type="float" office:value="2.75576" calcext:value-type="float">
            <text:p>2.75576</text:p>
          </table:table-cell>
          <table:table-cell office:value-type="date" office:date-value="1915-03-16" calcext:value-type="date">
            <text:p>1915-03-16</text:p>
          </table:table-cell>
          <table:table-cell table:style-name="ce8" table:formula="of:=[.O22]" office:value-type="date" office:date-value="1916-06-23" calcext:value-type="date">
            <text:p>1916-06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Registre matricule perdu ( ?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ILLO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8-09-04" calcext:value-type="date">
            <text:p>1888-09-04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39 RI</text:p>
          </table:table-cell>
          <table:table-cell office:value-type="string" calcext:value-type="string">
            <text:p>Adjudant</text:p>
          </table:table-cell>
          <table:table-cell office:value-type="string" calcext:value-type="string">
            <text:p>Fleury-devant-Douaumont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92185" calcext:value-type="float">
            <text:p>49.192185</text:p>
          </table:table-cell>
          <table:table-cell office:value-type="float" office:value="5.429912" calcext:value-type="float">
            <text:p>5.429912</text:p>
          </table:table-cell>
          <table:table-cell office:value-type="date" office:date-value="1916-06-23" calcext:value-type="date">
            <text:p>1916-06-23</text:p>
          </table:table-cell>
          <table:table-cell table:style-name="ce8" table:formula="of:=[.O23]" office:value-type="date" office:date-value="1916-10-09" calcext:value-type="date">
            <text:p>1916-10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table:style-name="ce8" office:value-type="date" office:date-value="1914-08-24" calcext:value-type="date">
            <text:p>1914-08-24</text:p>
          </table:table-cell>
          <table:table-cell/>
          <table:table-cell office:value-type="string" calcext:value-type="string">
            <text:p>Sténo-dactylograph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NTAI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aniel</text:p>
          </table:table-cell>
          <table:table-cell/>
          <table:table-cell office:value-type="date" office:date-value="1895-06-30" calcext:value-type="date">
            <text:p>1895-06-30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72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ray-sur-Somme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939295" calcext:value-type="float">
            <text:p>49.939295</text:p>
          </table:table-cell>
          <table:table-cell office:value-type="float" office:value="2.71753" calcext:value-type="float">
            <text:p>2.71753</text:p>
          </table:table-cell>
          <table:table-cell office:value-type="date" office:date-value="1916-10-09" calcext:value-type="date">
            <text:p>1916-10-0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" office:value-type="date" office:date-value="1916-10-07" calcext:value-type="date">
            <text:p>1916-10-07</text:p>
          </table:table-cell>
          <table:table-cell office:value-type="string" calcext:value-type="string">
            <text:p>Bouchavesnes (Somme)</text:p>
          </table:table-cell>
          <table:table-cell office:value-type="string" calcext:value-type="string">
            <text:p>Hui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NTA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ldric</text:p>
          </table:table-cell>
          <table:table-cell table:number-columns-repeated="2"/>
          <table:table-cell office:value-type="date" office:date-value="1875-03-28" calcext:value-type="date">
            <text:p>1875-03-28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llers-Bretonneux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868015" calcext:value-type="float">
            <text:p>49.868015</text:p>
          </table:table-cell>
          <table:table-cell office:value-type="float" office:value="2.517962" calcext:value-type="float">
            <text:p>2.517962</text:p>
          </table:table-cell>
          <table:table-cell office:value-type="date" office:date-value="1915-04-06" calcext:value-type="date">
            <text:p>1915-04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RPENTIER</text:p>
          </table:table-cell>
          <table:table-cell office:value-type="string" calcext:value-type="string">
            <text:p>Léon</text:p>
          </table:table-cell>
          <table:table-cell table:number-columns-repeated="3"/>
          <table:table-cell office:value-type="date" office:date-value="1896-06-17" calcext:value-type="date">
            <text:p>1896-06-17</text:p>
          </table:table-cell>
          <table:table-cell office:value-type="date" office:date-value="1915-04-12" calcext:value-type="date">
            <text:p>1915-04-12</text:p>
          </table:table-cell>
          <table:table-cell office:value-type="string" calcext:value-type="string">
            <text:p>159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Fontenoy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7575" calcext:value-type="float">
            <text:p>49.407575</text:p>
          </table:table-cell>
          <table:table-cell office:value-type="float" office:value="3.196906" calcext:value-type="float">
            <text:p>3.196906</text:p>
          </table:table-cell>
          <table:table-cell office:value-type="date" office:date-value="1917-03-10" calcext:value-type="date">
            <text:p>1917-03-1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 / Médaille militaire</text:p>
          </table:table-cell>
          <table:table-cell table:number-columns-repeated="2"/>
          <table:table-cell office:value-type="string" calcext:value-type="string">
            <text:p>Employé de burea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TELAIN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obert</text:p>
          </table:table-cell>
          <table:table-cell table:number-columns-repeated="2"/>
          <table:table-cell office:value-type="date" office:date-value="1893-09-21" calcext:value-type="date">
            <text:p>1893-09-21</text:p>
          </table:table-cell>
          <table:table-cell office:value-type="date" office:date-value="1913-12-01" calcext:value-type="date">
            <text:p>1913-12-01</text:p>
          </table:table-cell>
          <table:table-cell office:value-type="string" calcext:value-type="string">
            <text:p>3 BMILA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Furnes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float" office:value="51.073068" calcext:value-type="float">
            <text:p>51.073068</text:p>
          </table:table-cell>
          <table:table-cell office:value-type="float" office:value="2.668029" calcext:value-type="float">
            <text:p>2.668029</text:p>
          </table:table-cell>
          <table:table-cell office:value-type="date" office:date-value="1914-11-09" calcext:value-type="date">
            <text:p>1914-11-0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" office:value-type="date" office:date-value="1914-11-09" calcext:value-type="date">
            <text:p>1914-11-09</text:p>
          </table:table-cell>
          <table:table-cell office:value-type="string" calcext:value-type="string">
            <text:p>Canal de l’Yser</text:p>
          </table:table-cell>
          <table:table-cell office:value-type="string" calcext:value-type="string">
            <text:p>Huili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CHARLES</text:p>
          </table:table-cell>
          <table:table-cell table:style-name="ce20" office:value-type="string" calcext:value-type="string">
            <text:p>Augustin</text:p>
          </table:table-cell>
          <table:table-cell table:style-name="ce20" office:value-type="string" calcext:value-type="string">
            <text:p>Louis</text:p>
          </table:table-cell>
          <table:table-cell table:style-name="ce20" table:number-columns-repeated="2"/>
          <table:table-cell table:style-name="ce22" office:value-type="date" office:date-value="1890-12-27" calcext:value-type="date">
            <text:p>1890-12-27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3 RG</text:p>
          </table:table-cell>
          <table:table-cell table:style-name="ce20" office:value-type="string" calcext:value-type="string">
            <text:p>1<text:span text:style-name="T1">er</text:span> sapeur</text:p>
          </table:table-cell>
          <table:table-cell table:style-name="ce20" office:value-type="string" calcext:value-type="string">
            <text:p>Cormicy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370109" calcext:value-type="float">
            <text:p>49.370109</text:p>
          </table:table-cell>
          <table:table-cell table:style-name="ce20" office:value-type="float" office:value="3.895255" calcext:value-type="float">
            <text:p>3.895255</text:p>
          </table:table-cell>
          <table:table-cell table:style-name="ce22" office:value-type="date" office:date-value="1915-08-27" calcext:value-type="date">
            <text:p>1915-08-2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Blessures de guerre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4" calcext:value-type="float">
            <text:p>24</text:p>
          </table:table-cell>
          <table:table-cell table:style-name="ce20" table:number-columns-repeated="4"/>
          <table:table-cell table:style-name="ce20" office:value-type="string" calcext:value-type="string">
            <text:p>Maçon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ce16" office:value-type="string" calcext:value-type="string">
            <text:p>CHENAIS</text:p>
          </table:table-cell>
          <table:table-cell table:style-name="ce20" office:value-type="string" calcext:value-type="string">
            <text:p>René</text:p>
          </table:table-cell>
          <table:table-cell table:style-name="ce20" office:value-type="string" calcext:value-type="string">
            <text:p>Pierre</text:p>
          </table:table-cell>
          <table:table-cell table:style-name="ce20" table:number-columns-repeated="2"/>
          <table:table-cell table:style-name="ce22" office:value-type="date" office:date-value="1884-05-01" calcext:value-type="date">
            <text:p>1884-05-01</text:p>
          </table:table-cell>
          <table:table-cell table:style-name="ce22"/>
          <table:table-cell table:style-name="ce20" office:value-type="string" calcext:value-type="string">
            <text:p>33 RIC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Leuvrigny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069102" calcext:value-type="float">
            <text:p>49.069102</text:p>
          </table:table-cell>
          <table:table-cell table:style-name="ce20" office:value-type="float" office:value="3.758746" calcext:value-type="float">
            <text:p>3.758746</text:p>
          </table:table-cell>
          <table:table-cell table:style-name="ce22" office:value-type="date" office:date-value="1918-07-17" calcext:value-type="date">
            <text:p>1918-07-1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4" calcext:value-type="float">
            <text:p>34</text:p>
          </table:table-cell>
          <table:table-cell table:style-name="ce20" table:number-columns-repeated="1004"/>
        </table:table-row>
        <table:table-row table:style-name="ro1">
          <table:table-cell office:value-type="string" calcext:value-type="string">
            <text:p>CHERFILS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Alphonse</text:p>
          </table:table-cell>
          <table:table-cell table:number-columns-repeated="2"/>
          <table:table-cell office:value-type="date" office:date-value="1879-09-06" calcext:value-type="date">
            <text:p>1879-09-06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Aubigny-en-Artois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0024" calcext:value-type="float">
            <text:p>50.350024</text:p>
          </table:table-cell>
          <table:table-cell office:value-type="float" office:value="2.583304" calcext:value-type="float">
            <text:p>2.583304</text:p>
          </table:table-cell>
          <table:table-cell office:value-type="date" office:date-value="1915-05-16" calcext:value-type="date">
            <text:p>1915-05-16</text:p>
          </table:table-cell>
          <table:table-cell table:style-name="ce8" table:formula="of:=[.O30]" office:value-type="date" office:date-value="1917-04-23" calcext:value-type="date">
            <text:p>1917-04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ures contractées en service</text:p>
          </table:table-cell>
          <table:table-cell office:value-type="string" calcext:value-type="string">
            <text:p>Oui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URTOIS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Enest</text:p>
          </table:table-cell>
          <table:table-cell office:value-type="string" calcext:value-type="string">
            <text:p>Aimé</text:p>
          </table:table-cell>
          <table:table-cell/>
          <table:table-cell office:value-type="date" office:date-value="1895-12-18" calcext:value-type="date">
            <text:p>1895-12-18</text:p>
          </table:table-cell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128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oivre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46736" calcext:value-type="float">
            <text:p>49.346736</text:p>
          </table:table-cell>
          <table:table-cell office:value-type="float" office:value="3.981703" calcext:value-type="float">
            <text:p>3.981703</text:p>
          </table:table-cell>
          <table:table-cell office:value-type="date" office:date-value="1917-04-23" calcext:value-type="date">
            <text:p>1917-04-23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Clerc de notai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Sénateur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81-05-04" calcext:value-type="date">
            <text:p>1881-05-04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6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27" calcext:value-type="date">
            <text:p>1915-05-27</text:p>
          </table:table-cell>
          <table:table-cell table:formula="of:=[.O32]" office:value-type="date" office:date-value="1917-09-18" calcext:value-type="date">
            <text:p>1917-09-18</text:p>
          </table:table-cell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LLE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1-06-11" calcext:value-type="date">
            <text:p>1891-06-11</text:p>
          </table:table-cell>
          <table:table-cell office:value-type="date" office:date-value="1912-10-02" calcext:value-type="date">
            <text:p>1912-10-02</text:p>
          </table:table-cell>
          <table:table-cell office:value-type="string" calcext:value-type="string">
            <text:p>1 BMA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Douera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Oui</text:p>
          </table:table-cell>
          <table:table-cell office:value-type="float" office:value="36.671732" calcext:value-type="float">
            <text:p>36.671732</text:p>
          </table:table-cell>
          <table:table-cell office:value-type="float" office:value="2.94372" calcext:value-type="float">
            <text:p>2.94372</text:p>
          </table:table-cell>
          <table:table-cell office:value-type="date" office:date-value="1917-09-18" calcext:value-type="date">
            <text:p>1917-09-1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udisme</text:p>
          </table:table-cell>
          <table:table-cell office:value-type="string" calcext:value-type="string">
            <text:p>Non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RGEN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lphonse</text:p>
          </table:table-cell>
          <table:table-cell table:number-columns-repeated="2"/>
          <table:table-cell office:value-type="date" office:date-value="1876-05-13" calcext:value-type="date">
            <text:p>1876-05-13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oldat 1ere class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float" office:value="49.493871" calcext:value-type="float">
            <text:p>49.493871</text:p>
          </table:table-cell>
          <table:table-cell office:value-type="float" office:value="0.10797" calcext:value-type="float">
            <text:p>0.10797</text:p>
          </table:table-cell>
          <table:table-cell office:value-type="date" office:date-value="1916-04-14" calcext:value-type="date">
            <text:p>1916-04-14</text:p>
          </table:table-cell>
          <table:table-cell table:style-name="ce8" table:formula="of:=[.O34]" office:value-type="date" office:date-value="1915-09-25" calcext:value-type="date">
            <text:p>1915-09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non imputable au service</text:p>
          </table:table-cell>
          <table:table-cell office:value-type="string" calcext:value-type="string">
            <text:p>Non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Charcut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B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Juste</text:p>
          </table:table-cell>
          <table:table-cell table:number-columns-repeated="2"/>
          <table:table-cell office:value-type="date" office:date-value="1894-07-22" calcext:value-type="date">
            <text:p>1894-07-22</text:p>
          </table:table-cell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168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int-Thomas-en-Argonne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8399" calcext:value-type="float">
            <text:p>49.18399</text:p>
          </table:table-cell>
          <table:table-cell office:value-type="float" office:value="4.865364" calcext:value-type="float">
            <text:p>4.865364</text:p>
          </table:table-cell>
          <table:table-cell office:value-type="date" office:date-value="1915-09-25" calcext:value-type="date">
            <text:p>1915-09-2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Pâtissier Cuisinier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ÉCULTO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8-08-09" calcext:value-type="date">
            <text:p>1888-08-09</text:p>
          </table:table-cell>
          <table:table-cell office:value-type="date" office:date-value="1917-04-26" calcext:value-type="date">
            <text:p>1917-04-26</text:p>
          </table:table-cell>
          <table:table-cell office:value-type="string" calcext:value-type="string">
            <text:p>254 RA</text:p>
          </table:table-cell>
          <table:table-cell office:value-type="string" calcext:value-type="string">
            <text:p>2<text:span text:style-name="T1">e</text:span> canonnier servant</text:p>
          </table:table-cell>
          <table:table-cell office:value-type="string" calcext:value-type="string">
            <text:p>Vitry-le-François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float" office:value="48.725958" calcext:value-type="float">
            <text:p>48.725958</text:p>
          </table:table-cell>
          <table:table-cell office:value-type="float" office:value="4.585271" calcext:value-type="float">
            <text:p>4.585271</text:p>
          </table:table-cell>
          <table:table-cell office:value-type="date" office:date-value="1918-10-03" calcext:value-type="date">
            <text:p>1918-10-03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Maladie contractée aux armées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harret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AMAR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Arthur</text:p>
          </table:table-cell>
          <table:table-cell table:number-columns-repeated="2"/>
          <table:table-cell office:value-type="date" office:date-value="1883-03-29" calcext:value-type="date">
            <text:p>1883-03-29</text:p>
          </table:table-cell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313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Douaumont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222191" calcext:value-type="float">
            <text:p>49.222191</text:p>
          </table:table-cell>
          <table:table-cell office:value-type="float" office:value="5.435715" calcext:value-type="float">
            <text:p>5.435715</text:p>
          </table:table-cell>
          <table:table-cell office:value-type="date" office:date-value="1916-10-30" calcext:value-type="date">
            <text:p>1916-10-3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de cultivateur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DÉMARE</text:p>
          </table:table-cell>
          <table:table-cell table:style-name="ce20" office:value-type="string" calcext:value-type="string">
            <text:p>Raoul</text:p>
          </table:table-cell>
          <table:table-cell table:style-name="ce20" office:value-type="string" calcext:value-type="string">
            <text:p>André</text:p>
          </table:table-cell>
          <table:table-cell table:style-name="ce20" table:number-columns-repeated="2"/>
          <table:table-cell table:style-name="ce22" office:value-type="date" office:date-value="1887-02-09" calcext:value-type="date">
            <text:p>1887-02-09</text:p>
          </table:table-cell>
          <table:table-cell table:style-name="ce22" office:value-type="date" office:date-value="1915-02-23" calcext:value-type="date">
            <text:p>1915-02-23</text:p>
          </table:table-cell>
          <table:table-cell table:style-name="ce20" office:value-type="string" calcext:value-type="string">
            <text:p>8 RZ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Aubigny-en-Artois</text:p>
          </table:table-cell>
          <table:table-cell table:style-name="ce20" office:value-type="string" calcext:value-type="string">
            <text:p>Pas-de-Calais</text:p>
          </table:table-cell>
          <table:table-cell table:style-name="ce20"/>
          <table:table-cell table:style-name="ce20" office:value-type="float" office:value="50.350024" calcext:value-type="float">
            <text:p>50.350024</text:p>
          </table:table-cell>
          <table:table-cell table:style-name="ce20" office:value-type="float" office:value="2.583304" calcext:value-type="float">
            <text:p>2.583304</text:p>
          </table:table-cell>
          <table:table-cell table:style-name="ce22" office:value-type="date" office:date-value="1915-06-19" calcext:value-type="date">
            <text:p>1915-06-1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Suite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8" calcext:value-type="float">
            <text:p>28</text:p>
          </table:table-cell>
          <table:table-cell table:style-name="ce20" table:number-columns-repeated="2"/>
          <table:table-cell table:style-name="ce22" office:value-type="date" office:date-value="1915-06-19" calcext:value-type="date">
            <text:p>1915-06-19</text:p>
          </table:table-cell>
          <table:table-cell table:style-name="ce20"/>
          <table:table-cell table:style-name="ce20" office:value-type="string" calcext:value-type="string">
            <text:p>Aide agricole</text:p>
          </table:table-cell>
          <table:table-cell table:style-name="ce20" table:number-columns-repeated="999"/>
        </table:table-row>
        <table:table-row table:style-name="ro1">
          <table:table-cell office:value-type="string" calcext:value-type="string">
            <text:p>DESCHAMP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adi</text:p>
          </table:table-cell>
          <table:table-cell table:number-columns-repeated="2"/>
          <table:table-cell office:value-type="date" office:date-value="1888-09-30" calcext:value-type="date">
            <text:p>1888-09-30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float" office:value="49.748333" calcext:value-type="float">
            <text:p>49.748333</text:p>
          </table:table-cell>
          <table:table-cell office:value-type="float" office:value="3.07246" calcext:value-type="float">
            <text:p>3.07246</text:p>
          </table:table-cell>
          <table:table-cell office:value-type="date" office:date-value="1917-11-02" calcext:value-type="date">
            <text:p>1917-11-02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ures en services commandé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SCHAMPS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Marie</text:p>
          </table:table-cell>
          <table:table-cell/>
          <table:table-cell office:value-type="date" office:date-value="1891-06-01" calcext:value-type="date">
            <text:p>1891-06-01</text:p>
          </table:table-cell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66 BTS</text:p>
          </table:table-cell>
          <table:table-cell office:value-type="string" calcext:value-type="string">
            <text:p>Sergent fourrier</text:p>
          </table:table-cell>
          <table:table-cell office:value-type="string" calcext:value-type="string">
            <text:p>Minaucourt-le-Mesnil-lès-Hurlus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70195" calcext:value-type="float">
            <text:p>49.170195</text:p>
          </table:table-cell>
          <table:table-cell office:value-type="float" office:value="4.715502" calcext:value-type="float">
            <text:p>4.715502</text:p>
          </table:table-cell>
          <table:table-cell office:value-type="date" office:date-value="1918-07-15" calcext:value-type="date">
            <text:p>1918-07-1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1915-09-26 /1917-09-29</text:p>
          </table:table-cell>
          <table:table-cell/>
          <table:table-cell office:value-type="string" calcext:value-type="string">
            <text:p>Epic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NNE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Etienne</text:p>
          </table:table-cell>
          <table:table-cell/>
          <table:table-cell office:value-type="date" office:date-value="1891-12-26" calcext:value-type="date">
            <text:p>1891-12-26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Sancy-les-Cheminots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33006" calcext:value-type="float">
            <text:p>49.433006</text:p>
          </table:table-cell>
          <table:table-cell office:value-type="float" office:value="3.471569" calcext:value-type="float">
            <text:p>3.471569</text:p>
          </table:table-cell>
          <table:table-cell office:value-type="date" office:date-value="1918-09-09" calcext:value-type="date">
            <text:p>1918-09-0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" office:value-type="date" office:date-value="1914-08-28" calcext:value-type="date">
            <text:p>1914-08-28</text:p>
          </table:table-cell>
          <table:table-cell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DOUCHE</text:p>
          </table:table-cell>
          <table:table-cell table:style-name="ce20" office:value-type="string" calcext:value-type="string">
            <text:p>Eugène</text:p>
          </table:table-cell>
          <table:table-cell table:style-name="ce20" office:value-type="string" calcext:value-type="string">
            <text:p>Henri</text:p>
          </table:table-cell>
          <table:table-cell table:style-name="ce20" table:number-columns-repeated="2"/>
          <table:table-cell table:style-name="ce22" office:value-type="date" office:date-value="1884-10-02" calcext:value-type="date">
            <text:p>1884-10-02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24 RI</text:p>
          </table:table-cell>
          <table:table-cell table:style-name="ce20" office:value-type="string" calcext:value-type="string">
            <text:p>Soldat 2<text:span text:style-name="T1">e</text:span> classe</text:p>
          </table:table-cell>
          <table:table-cell table:style-name="ce20" office:value-type="string" calcext:value-type="string">
            <text:p>Secteur d’Hardaumont</text:p>
          </table:table-cell>
          <table:table-cell table:style-name="ce20" office:value-type="string" calcext:value-type="string">
            <text:p>Meuse</text:p>
          </table:table-cell>
          <table:table-cell table:style-name="ce20"/>
          <table:table-cell table:style-name="ce20" office:value-type="float" office:value="49.218835" calcext:value-type="float">
            <text:p>49.218835</text:p>
          </table:table-cell>
          <table:table-cell table:style-name="ce20" office:value-type="float" office:value="5.46111" calcext:value-type="float">
            <text:p>5.46111</text:p>
          </table:table-cell>
          <table:table-cell table:style-name="ce22" office:value-type="date" office:date-value="1917-01-14" calcext:value-type="date">
            <text:p>1917-01-14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2" calcext:value-type="float">
            <text:p>32</text:p>
          </table:table-cell>
          <table:table-cell table:style-name="ce20" table:number-columns-repeated="4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4" office:value-type="string" calcext:value-type="string">
            <text:p>DUBOIS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898-06-27" calcext:value-type="date">
            <text:p>1898-06-27</text:p>
          </table:table-cell>
          <table:table-cell office:value-type="date" office:date-value="1917-04-18" calcext:value-type="date">
            <text:p>1917-04-18</text:p>
          </table:table-cell>
          <table:table-cell office:value-type="string" calcext:value-type="string">
            <text:p>7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erzy Longpont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27326" calcext:value-type="float">
            <text:p>49.27326</text:p>
          </table:table-cell>
          <table:table-cell office:value-type="float" office:value="3.22044" calcext:value-type="float">
            <text:p>3.22044</text:p>
          </table:table-cell>
          <table:table-cell office:value-type="date" office:date-value="1918-06-01" calcext:value-type="date">
            <text:p>1918-06-0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Livreur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Jules</text:p>
          </table:table-cell>
          <table:table-cell/>
          <table:table-cell office:value-type="date" office:date-value="1884-04-22" calcext:value-type="date">
            <text:p>1884-04-22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office:value-type="date" office:date-value="1914-09-14" calcext:value-type="date">
            <text:p>1914-09-14</text:p>
          </table:table-cell>
          <table:table-cell table:style-name="ce8" table:formula="of:=[.O44]" office:value-type="date" office:date-value="1914-09-26" calcext:value-type="date">
            <text:p>1914-09-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Etudiant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85-09-17" calcext:value-type="date">
            <text:p>1885-09-17</text:p>
          </table:table-cell>
          <table:table-cell/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office:value-type="date" office:date-value="1914-09-26" calcext:value-type="date">
            <text:p>1914-09-26</text:p>
          </table:table-cell>
          <table:table-cell table:style-name="ce8" table:formula="of:=[.O45]" office:value-type="date" office:date-value="1915-04-15" calcext:value-type="date">
            <text:p>1915-04-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dolphe</text:p>
          </table:table-cell>
          <table:table-cell/>
          <table:table-cell office:value-type="date" office:date-value="1881-09-06" calcext:value-type="date">
            <text:p>1881-09-06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ontavert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805" calcext:value-type="float">
            <text:p>49.40805</text:p>
          </table:table-cell>
          <table:table-cell office:value-type="float" office:value="3.820679" calcext:value-type="float">
            <text:p>3.820679</text:p>
          </table:table-cell>
          <table:table-cell office:value-type="date" office:date-value="1915-04-15" calcext:value-type="date">
            <text:p>1915-04-1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Etudiant es scienc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CHEMIN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94-01-09" calcext:value-type="date">
            <text:p>1894-01-09</text:p>
          </table:table-cell>
          <table:table-cell office:value-type="date" office:date-value="1914-12-20" calcext:value-type="date">
            <text:p>1914-12-20</text:p>
          </table:table-cell>
          <table:table-cell office:value-type="string" calcext:value-type="string">
            <text:p>72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Lachalade – Bois Bolante</text:p>
          </table:table-cell>
          <table:table-cell office:value-type="string" calcext:value-type="string">
            <text:p>Meuse</text:p>
          </table:table-cell>
          <table:table-cell/>
          <table:table-cell table:style-name="ce20" office:value-type="float" office:value="49.16696" calcext:value-type="float">
            <text:p>49.16696</text:p>
          </table:table-cell>
          <table:table-cell table:style-name="ce20" office:value-type="float" office:value="4.959415" calcext:value-type="float">
            <text:p>4.959415</text:p>
          </table:table-cell>
          <table:table-cell office:value-type="date" office:date-value="1915-06-15" calcext:value-type="date">
            <text:p>1915-06-1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Ajusteu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79-02-22" calcext:value-type="date">
            <text:p>1879-02-22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oeux-les-Mines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Oui</text:p>
          </table:table-cell>
          <table:table-cell office:value-type="float" office:value="50.481161" calcext:value-type="float">
            <text:p>50.481161</text:p>
          </table:table-cell>
          <table:table-cell office:value-type="float" office:value="2.662182" calcext:value-type="float">
            <text:p>2.662182</text:p>
          </table:table-cell>
          <table:table-cell office:value-type="date" office:date-value="1915-05-24" calcext:value-type="date">
            <text:p>1915-05-2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ndré</text:p>
          </table:table-cell>
          <table:table-cell/>
          <table:table-cell office:value-type="date" office:date-value="1895-10-08" calcext:value-type="date">
            <text:p>1895-10-08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120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s Eparges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063819" calcext:value-type="float">
            <text:p>49.063819</text:p>
          </table:table-cell>
          <table:table-cell office:value-type="float" office:value="5.59393" calcext:value-type="float">
            <text:p>5.59393</text:p>
          </table:table-cell>
          <table:table-cell office:value-type="date" office:date-value="1915-07-27" calcext:value-type="date">
            <text:p>1915-07-2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Meunier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EDDE</text:p>
          </table:table-cell>
          <table:table-cell table:style-name="ce20" office:value-type="string" calcext:value-type="string">
            <text:p>André</text:p>
          </table:table-cell>
          <table:table-cell table:style-name="ce20" office:value-type="string" calcext:value-type="string">
            <text:p>Julien</text:p>
          </table:table-cell>
          <table:table-cell table:style-name="ce20" table:number-columns-repeated="2"/>
          <table:table-cell table:style-name="ce22" office:value-type="date" office:date-value="1890-10-12" calcext:value-type="date">
            <text:p>1890-10-12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129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Landifay-et-Bertaignemont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table:style-name="ce20" office:value-type="float" office:value="49.81677" calcext:value-type="float">
            <text:p>49.81677</text:p>
          </table:table-cell>
          <table:table-cell table:style-name="ce20" office:value-type="float" office:value="3.602836" calcext:value-type="float">
            <text:p>3.602836</text:p>
          </table:table-cell>
          <table:table-cell table:style-name="ce22" office:value-type="date" office:date-value="1914-08-29" calcext:value-type="date">
            <text:p>1914-08-2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3" calcext:value-type="float">
            <text:p>23</text:p>
          </table:table-cell>
          <table:table-cell table:style-name="ce20" table:number-columns-repeated="4"/>
          <table:table-cell table:style-name="ce20" office:value-type="string" calcext:value-type="string">
            <text:p>Livreu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EMO</text:p>
          </table:table-cell>
          <table:table-cell table:style-name="ce20" office:value-type="string" calcext:value-type="string">
            <text:p>Maurice</text:p>
          </table:table-cell>
          <table:table-cell table:style-name="ce20" office:value-type="string" calcext:value-type="string">
            <text:p>Albert</text:p>
          </table:table-cell>
          <table:table-cell table:style-name="ce20" table:number-columns-repeated="2"/>
          <table:table-cell table:style-name="ce22" office:value-type="date" office:date-value="1886-02-18" calcext:value-type="date">
            <text:p>1886-02-18</text:p>
          </table:table-cell>
          <table:table-cell table:style-name="ce22" office:value-type="date" office:date-value="1914-08-05" calcext:value-type="date">
            <text:p>1914-08-05</text:p>
          </table:table-cell>
          <table:table-cell table:style-name="ce20" office:value-type="string" calcext:value-type="string">
            <text:p>31 BCP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Troyes</text:p>
          </table:table-cell>
          <table:table-cell table:style-name="ce20" office:value-type="string" calcext:value-type="string">
            <text:p>Aub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8.295953" calcext:value-type="float">
            <text:p>48.295953</text:p>
          </table:table-cell>
          <table:table-cell table:style-name="ce20" office:value-type="float" office:value="4.074276" calcext:value-type="float">
            <text:p>4.074276</text:p>
          </table:table-cell>
          <table:table-cell table:style-name="ce22" office:value-type="date" office:date-value="1919-01-19" calcext:value-type="date">
            <text:p>1919-01-1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2" calcext:value-type="float">
            <text:p>32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</text:p>
          </table:table-cell>
          <table:table-cell table:style-name="ce22" office:value-type="date" office:date-value="1918-10-03" calcext:value-type="date">
            <text:p>1918-10-03</text:p>
          </table:table-cell>
          <table:table-cell table:style-name="ce20" office:value-type="string" calcext:value-type="string">
            <text:p>Orfeuil (Ardennes)</text:p>
          </table:table-cell>
          <table:table-cell table:style-name="ce20" office:value-type="string" calcext:value-type="string">
            <text:p>Boulang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EUDES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Dominique</text:p>
          </table:table-cell>
          <table:table-cell table:style-name="ce20"/>
          <table:table-cell table:style-name="ce22" office:value-type="date" office:date-value="1881-06-07" calcext:value-type="date">
            <text:p>1881-06-07</text:p>
          </table:table-cell>
          <table:table-cell table:style-name="ce22" office:value-type="date" office:date-value="1914-08-12" calcext:value-type="date">
            <text:p>1914-08-12</text:p>
          </table:table-cell>
          <table:table-cell table:style-name="ce20" office:value-type="string" calcext:value-type="string">
            <text:p>319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Vandy</text:p>
          </table:table-cell>
          <table:table-cell table:style-name="ce20" office:value-type="string" calcext:value-type="string">
            <text:p>Ardennes</text:p>
          </table:table-cell>
          <table:table-cell table:style-name="ce20"/>
          <table:table-cell table:style-name="ce20" office:value-type="float" office:value="49.434024" calcext:value-type="float">
            <text:p>49.434024</text:p>
          </table:table-cell>
          <table:table-cell table:style-name="ce20" office:value-type="float" office:value="4.703609" calcext:value-type="float">
            <text:p>4.703609</text:p>
          </table:table-cell>
          <table:table-cell table:style-name="ce22" office:value-type="date" office:date-value="1918-10-20" calcext:value-type="date">
            <text:p>1918-10-20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7" calcext:value-type="float">
            <text:p>37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</text:p>
          </table:table-cell>
          <table:table-cell table:style-name="ce22" office:value-type="date" office:date-value="1915-07-06" calcext:value-type="date">
            <text:p>1915-07-06</text:p>
          </table:table-cell>
          <table:table-cell table:style-name="ce20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AUVEL</text:p>
          </table:table-cell>
          <table:table-cell table:style-name="ce20" office:value-type="string" calcext:value-type="string">
            <text:p>Maurice</text:p>
          </table:table-cell>
          <table:table-cell table:style-name="ce20" office:value-type="string" calcext:value-type="string">
            <text:p>Philbert</text:p>
          </table:table-cell>
          <table:table-cell table:style-name="ce20" office:value-type="string" calcext:value-type="string">
            <text:p>Léon</text:p>
          </table:table-cell>
          <table:table-cell table:style-name="ce20"/>
          <table:table-cell table:style-name="ce22" office:value-type="date" office:date-value="1895-06-25" calcext:value-type="date">
            <text:p>1895-06-25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120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Fresnes-en-Woëvre</text:p>
          </table:table-cell>
          <table:table-cell table:style-name="ce20" office:value-type="string" calcext:value-type="string">
            <text:p>Meuse</text:p>
          </table:table-cell>
          <table:table-cell table:style-name="ce20"/>
          <table:table-cell table:style-name="ce20" office:value-type="float" office:value="49.095685" calcext:value-type="float">
            <text:p>49.095685</text:p>
          </table:table-cell>
          <table:table-cell table:style-name="ce20" office:value-type="float" office:value="5.631209" calcext:value-type="float">
            <text:p>5.631209</text:p>
          </table:table-cell>
          <table:table-cell table:style-name="ce22" office:value-type="date" office:date-value="1915-07-04" calcext:value-type="date">
            <text:p>1915-07-04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0" calcext:value-type="float">
            <text:p>20</text:p>
          </table:table-cell>
          <table:table-cell table:style-name="ce20" table:number-columns-repeated="4"/>
          <table:table-cell table:style-name="ce20" office:value-type="string" calcext:value-type="string">
            <text:p>Charret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AUVEL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Maurice</text:p>
          </table:table-cell>
          <table:table-cell table:style-name="ce20" table:number-columns-repeated="2"/>
          <table:table-cell table:style-name="ce22" office:value-type="date" office:date-value="1881-09-12" calcext:value-type="date">
            <text:p>1881-09-12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125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Harbonnières</text:p>
          </table:table-cell>
          <table:table-cell table:style-name="ce20" office:value-type="string" calcext:value-type="string">
            <text:p>Somm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847265" calcext:value-type="float">
            <text:p>49.847265</text:p>
          </table:table-cell>
          <table:table-cell table:style-name="ce20" office:value-type="float" office:value="2.669477" calcext:value-type="float">
            <text:p>2.669477</text:p>
          </table:table-cell>
          <table:table-cell table:style-name="ce22" office:value-type="date" office:date-value="1915-08-21" calcext:value-type="date">
            <text:p>1915-08-21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3" calcext:value-type="float">
            <text:p>33</text:p>
          </table:table-cell>
          <table:table-cell table:style-name="ce20" table:number-columns-repeated="2"/>
          <table:table-cell table:style-name="ce22" office:value-type="date" office:date-value="1915-03-10" calcext:value-type="date">
            <text:p>1915-03-10</text:p>
          </table:table-cell>
          <table:table-cell table:style-name="ce20" office:value-type="string" calcext:value-type="string">
            <text:p>Loos (Nord)</text:p>
          </table:table-cell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ERON</text:p>
          </table:table-cell>
          <table:table-cell table:style-name="ce20" office:value-type="string" calcext:value-type="string">
            <text:p>Henri</text:p>
          </table:table-cell>
          <table:table-cell table:style-name="ce20" office:value-type="string" calcext:value-type="string">
            <text:p>Fernand</text:p>
          </table:table-cell>
          <table:table-cell table:style-name="ce20" table:number-columns-repeated="2"/>
          <table:table-cell table:style-name="ce22" office:value-type="date" office:date-value="1895-04-11" calcext:value-type="date">
            <text:p>1895-04-11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82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Vaux-devant-Damloup</text:p>
          </table:table-cell>
          <table:table-cell table:style-name="ce20" office:value-type="string" calcext:value-type="string">
            <text:p>Meuse</text:p>
          </table:table-cell>
          <table:table-cell table:style-name="ce20"/>
          <table:table-cell table:style-name="ce20" office:value-type="float" office:value="49.210593" calcext:value-type="float">
            <text:p>49.210593</text:p>
          </table:table-cell>
          <table:table-cell table:style-name="ce20" office:value-type="float" office:value="5.469817" calcext:value-type="float">
            <text:p>5.469817</text:p>
          </table:table-cell>
          <table:table-cell table:style-name="ce22" office:value-type="date" office:date-value="1916-11-03" calcext:value-type="date">
            <text:p>1916-11-03</text:p>
          </table:table-cell>
          <table:table-cell table:style-name="ce8" table:formula="of:=[.O55]" office:value-type="date" office:date-value="1916-02-16" calcext:value-type="date">
            <text:p>1916-02-16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1" calcext:value-type="float">
            <text:p>21</text:p>
          </table:table-cell>
          <table:table-cell table:style-name="ce20" table:number-columns-repeated="4"/>
          <table:table-cell table:style-name="ce20" office:value-type="string" calcext:value-type="string">
            <text:p>Fondeu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ERRY</text:p>
          </table:table-cell>
          <table:table-cell table:style-name="ce20" office:value-type="string" calcext:value-type="string">
            <text:p>Robert</text:p>
          </table:table-cell>
          <table:table-cell table:style-name="ce20" office:value-type="string" calcext:value-type="string">
            <text:p>Baptiste</text:p>
          </table:table-cell>
          <table:table-cell table:style-name="ce20" office:value-type="string" calcext:value-type="string">
            <text:p>André</text:p>
          </table:table-cell>
          <table:table-cell table:style-name="ce20"/>
          <table:table-cell table:style-name="ce22" office:value-type="date" office:date-value="1887-03-10" calcext:value-type="date">
            <text:p>1887-03-10</text:p>
          </table:table-cell>
          <table:table-cell table:style-name="ce22" office:value-type="date" office:date-value="1915-02-24" calcext:value-type="date">
            <text:p>1915-02-24</text:p>
          </table:table-cell>
          <table:table-cell table:style-name="ce20" office:value-type="string" calcext:value-type="string">
            <text:p>21 RIC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Frise</text:p>
          </table:table-cell>
          <table:table-cell table:style-name="ce20" office:value-type="string" calcext:value-type="string">
            <text:p>Somme</text:p>
          </table:table-cell>
          <table:table-cell/>
          <table:table-cell office:value-type="float" office:value="49.942162" calcext:value-type="float">
            <text:p>49.942162</text:p>
          </table:table-cell>
          <table:table-cell table:style-name="ce20" office:value-type="float" office:value="2.818361" calcext:value-type="float">
            <text:p>2.818361</text:p>
          </table:table-cell>
          <table:table-cell table:style-name="ce22" office:value-type="date" office:date-value="1916-02-16" calcext:value-type="date">
            <text:p>1916-02-16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8" calcext:value-type="float">
            <text:p>28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 / Médaille militaire</text:p>
          </table:table-cell>
          <table:table-cell table:style-name="ce20" table:number-columns-repeated="2"/>
          <table:table-cell table:style-name="ce20" office:value-type="string" calcext:value-type="string">
            <text:p>Employé géomètre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EUILLOLEY</text:p>
          </table:table-cell>
          <table:table-cell table:style-name="ce20" office:value-type="string" calcext:value-type="string">
            <text:p>Victor</text:p>
          </table:table-cell>
          <table:table-cell table:style-name="ce20" office:value-type="string" calcext:value-type="string">
            <text:p>Usma</text:p>
          </table:table-cell>
          <table:table-cell table:style-name="ce20" table:number-columns-repeated="2"/>
          <table:table-cell table:style-name="ce22" office:value-type="date" office:date-value="1885-09-14" calcext:value-type="date">
            <text:p>1885-09-14</text:p>
          </table:table-cell>
          <table:table-cell table:style-name="ce22"/>
          <table:table-cell table:style-name="ce20" office:value-type="string" calcext:value-type="string">
            <text:p>329 RI</text:p>
          </table:table-cell>
          <table:table-cell table:style-name="ce20" office:value-type="string" calcext:value-type="string">
            <text:p>Sergent-major</text:p>
          </table:table-cell>
          <table:table-cell table:style-name="ce20" office:value-type="string" calcext:value-type="string">
            <text:p>Neuville-Saint-Vaast</text:p>
          </table:table-cell>
          <table:table-cell table:style-name="ce20" office:value-type="string" calcext:value-type="string">
            <text:p>Pas-de-Calais</text:p>
          </table:table-cell>
          <table:table-cell table:style-name="ce20"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table:style-name="ce22" office:value-type="date" office:date-value="1915-05-11" calcext:value-type="date">
            <text:p>1915-05-11</text:p>
          </table:table-cell>
          <table:table-cell table:formula="of:=[.O57]" office:value-type="date" office:date-value="1917-04-10" calcext:value-type="date">
            <text:p>1917-04-10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9" calcext:value-type="float">
            <text:p>29</text:p>
          </table:table-cell>
          <table:table-cell table:style-name="ce20" table:number-columns-repeated="5"/>
          <table:table-cell table:style-name="ce2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ce16" office:value-type="string" calcext:value-type="string">
            <text:p>FIDELIN</text:p>
          </table:table-cell>
          <table:table-cell table:style-name="ce20" office:value-type="string" calcext:value-type="string">
            <text:p>Paul</text:p>
          </table:table-cell>
          <table:table-cell table:style-name="ce20" office:value-type="string" calcext:value-type="string">
            <text:p>Joseph</text:p>
          </table:table-cell>
          <table:table-cell table:style-name="ce20" office:value-type="string" calcext:value-type="string">
            <text:p>Augustin</text:p>
          </table:table-cell>
          <table:table-cell table:style-name="ce20"/>
          <table:table-cell table:style-name="ce22" office:value-type="date" office:date-value="1889-05-07" calcext:value-type="date">
            <text:p>1889-05-07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1<text:span text:style-name="T1">er</text:span> RMTA</text:p>
          </table:table-cell>
          <table:table-cell table:style-name="ce20" office:value-type="string" calcext:value-type="string">
            <text:p>Sergent fourrier</text:p>
          </table:table-cell>
          <table:table-cell table:style-name="ce20" office:value-type="string" calcext:value-type="string">
            <text:p>Moronvilliers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2981" calcext:value-type="float">
            <text:p>49.2981</text:p>
          </table:table-cell>
          <table:table-cell table:style-name="ce20" office:value-type="float" office:value="4.317742" calcext:value-type="float">
            <text:p>4.317742</text:p>
          </table:table-cell>
          <table:table-cell table:style-name="ce22" office:value-type="date" office:date-value="1917-04-10" calcext:value-type="date">
            <text:p>1917-04-10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7" calcext:value-type="float">
            <text:p>27</text:p>
          </table:table-cell>
          <table:table-cell table:style-name="ce20" office:value-type="string" calcext:value-type="string">
            <text:p>Oui</text:p>
          </table:table-cell>
          <table:table-cell table:style-name="ce20"/>
          <table:table-cell table:style-name="ce22" office:value-type="date" office:date-value="1915-05-09" calcext:value-type="date">
            <text:p>1915-05-09</text:p>
          </table:table-cell>
          <table:table-cell table:style-name="ce20"/>
          <table:table-cell table:style-name="ce20" office:value-type="string" calcext:value-type="string">
            <text:p>Employé de commerce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16" office:value-type="string" calcext:value-type="string">
            <text:p>FLEURI</text:p>
          </table:table-cell>
          <table:table-cell table:style-name="ce20" office:value-type="string" calcext:value-type="string">
            <text:p>Auguste</text:p>
          </table:table-cell>
          <table:table-cell table:style-name="ce20" office:value-type="string" calcext:value-type="string">
            <text:p>Joseph</text:p>
          </table:table-cell>
          <table:table-cell table:style-name="ce20" table:number-columns-repeated="2"/>
          <table:table-cell table:style-name="ce22" office:value-type="date" office:date-value="1885-03-13" calcext:value-type="date">
            <text:p>1885-03-13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103 RAL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Meaux</text:p>
          </table:table-cell>
          <table:table-cell table:style-name="ce20" office:value-type="string" calcext:value-type="string">
            <text:p>Seine-et-Marne</text:p>
          </table:table-cell>
          <table:table-cell table:style-name="ce20"/>
          <table:table-cell table:style-name="ce20" office:value-type="float" office:value="48.956133" calcext:value-type="float">
            <text:p>48.956133</text:p>
          </table:table-cell>
          <table:table-cell table:style-name="ce20" office:value-type="float" office:value="2.88849" calcext:value-type="float">
            <text:p>2.88849</text:p>
          </table:table-cell>
          <table:table-cell table:style-name="ce22" office:value-type="date" office:date-value="1918-09-03" calcext:value-type="date">
            <text:p>1918-09-03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3" calcext:value-type="float">
            <text:p>33</text:p>
          </table:table-cell>
          <table:table-cell table:style-name="ce20" table:number-columns-repeated="4"/>
          <table:table-cell table:style-name="ce20" office:value-type="string" calcext:value-type="string">
            <text:p>Charretier</text:p>
          </table:table-cell>
          <table:table-cell table:style-name="ce20"/>
          <table:table-cell table:number-columns-repeated="998"/>
        </table:table-row>
        <table:table-row table:style-name="ro3">
          <table:table-cell office:value-type="string" calcext:value-type="string">
            <text:p>FLEURIGAN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79-06-28" calcext:value-type="date">
            <text:p>1879-06-28</text:p>
          </table:table-cell>
          <table:table-cell office:value-type="date" office:date-value="1915-03-15" calcext:value-type="date">
            <text:p>1915-03-15</text:p>
          </table:table-cell>
          <table:table-cell office:value-type="string" calcext:value-type="string">
            <text:p>28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Pierrepont-sur-Avr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float" office:value="49.713827" calcext:value-type="float">
            <text:p>49.713827</text:p>
          </table:table-cell>
          <table:table-cell office:value-type="float" office:value="2.541293" calcext:value-type="float">
            <text:p>2.541293</text:p>
          </table:table-cell>
          <table:table-cell office:value-type="date" office:date-value="1916-02-22" calcext:value-type="date">
            <text:p>1916-02-22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Employé à la cultu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OLLIOT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94-03-15" calcext:value-type="date">
            <text:p>1894-03-15</text:p>
          </table:table-cell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17 RA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Goumenissa (Goumendje)</text:p>
          </table:table-cell>
          <table:table-cell office:value-type="string" calcext:value-type="string">
            <text:p>Kilkis</text:p>
          </table:table-cell>
          <table:table-cell office:value-type="string" calcext:value-type="string">
            <text:p>Oui</text:p>
          </table:table-cell>
          <table:table-cell office:value-type="float" office:value="40.946771" calcext:value-type="float">
            <text:p>40.946771</text:p>
          </table:table-cell>
          <table:table-cell office:value-type="float" office:value="22.451014" calcext:value-type="float">
            <text:p>22.451014</text:p>
          </table:table-cell>
          <table:table-cell office:value-type="date" office:date-value="1916-08-06" calcext:value-type="date">
            <text:p>1916-08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maladie contractée en service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Magasinier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FOURNY</text:p>
          </table:table-cell>
          <table:table-cell table:style-name="ce20" office:value-type="string" calcext:value-type="string">
            <text:p>Victor</text:p>
          </table:table-cell>
          <table:table-cell table:style-name="ce20" office:value-type="string" calcext:value-type="string">
            <text:p>Emile</text:p>
          </table:table-cell>
          <table:table-cell table:style-name="ce20" table:number-columns-repeated="2"/>
          <table:table-cell table:style-name="ce22" office:value-type="date" office:date-value="1885-05-07" calcext:value-type="date">
            <text:p>1885-05-07</text:p>
          </table:table-cell>
          <table:table-cell table:style-name="ce22" office:value-type="date" office:date-value="1914-08-06" calcext:value-type="date">
            <text:p>1914-08-06</text:p>
          </table:table-cell>
          <table:table-cell table:style-name="ce20" office:value-type="string" calcext:value-type="string">
            <text:p>10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Argentan</text:p>
          </table:table-cell>
          <table:table-cell table:style-name="ce20" office:value-type="string" calcext:value-type="string">
            <text:p>Or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8.743915" calcext:value-type="float">
            <text:p>48.743915</text:p>
          </table:table-cell>
          <table:table-cell table:style-name="ce20" office:value-type="float" office:value="-0.016571" calcext:value-type="float">
            <text:p>-0.016571</text:p>
          </table:table-cell>
          <table:table-cell table:style-name="ce22" office:value-type="date" office:date-value="1915-02-04" calcext:value-type="date">
            <text:p>1915-02-04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Maladie aggravée en service Bacillose pulmonaire</text:p>
          </table:table-cell>
          <table:table-cell table:style-name="ce20" office:value-type="string" calcext:value-type="string">
            <text:p>Non</text:p>
          </table:table-cell>
          <table:table-cell table:style-name="ce25" office:value-type="float" office:value="29" calcext:value-type="float">
            <text:p>29</text:p>
          </table:table-cell>
          <table:table-cell table:style-name="ce20" table:number-columns-repeated="2"/>
          <table:table-cell table:style-name="ce22"/>
          <table:table-cell table:style-name="ce20"/>
          <table:table-cell table:style-name="ce20" office:value-type="string" calcext:value-type="string">
            <text:p>Domestique de ferme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FREBOURG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Raymond</text:p>
          </table:table-cell>
          <table:table-cell table:number-columns-repeated="2"/>
          <table:table-cell office:value-type="date" office:date-value="1894-03-04" calcext:value-type="date">
            <text:p>1894-03-04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82 RI</text:p>
          </table:table-cell>
          <table:table-cell office:value-type="string" calcext:value-type="string">
            <text:p>Soldat 1ere clas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59798" calcext:value-type="float">
            <text:p>49.159798</text:p>
          </table:table-cell>
          <table:table-cell office:value-type="float" office:value="5.384414" calcext:value-type="float">
            <text:p>5.384414</text:p>
          </table:table-cell>
          <table:table-cell office:value-type="date" office:date-value="1916-10-28" calcext:value-type="date">
            <text:p>1916-10-2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SQUER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ntoine</text:p>
          </table:table-cell>
          <table:table-cell table:number-columns-repeated="2"/>
          <table:table-cell office:value-type="date" office:date-value="1894-07-20" calcext:value-type="date">
            <text:p>1894-07-20</text:p>
          </table:table-cell>
          <table:table-cell/>
          <table:table-cell office:value-type="string" calcext:value-type="string">
            <text:p>405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59798" calcext:value-type="float">
            <text:p>49.159798</text:p>
          </table:table-cell>
          <table:table-cell office:value-type="float" office:value="5.384414" calcext:value-type="float">
            <text:p>5.384414</text:p>
          </table:table-cell>
          <table:table-cell office:value-type="date" office:date-value="1916-06-21" calcext:value-type="date">
            <text:p>1916-06-21</text:p>
          </table:table-cell>
          <table:table-cell table:style-name="ce8" table:formula="of:=[.O64]" office:value-type="date" office:date-value="1917-04-07" calcext:value-type="date">
            <text:p>1917-04-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ce16" office:value-type="string" calcext:value-type="string">
            <text:p>GEFFRAY</text:p>
          </table:table-cell>
          <table:table-cell table:style-name="ce20" office:value-type="string" calcext:value-type="string">
            <text:p>Georges</text:p>
          </table:table-cell>
          <table:table-cell table:style-name="ce20" office:value-type="string" calcext:value-type="string">
            <text:p>Louis</text:p>
          </table:table-cell>
          <table:table-cell table:style-name="ce20" office:value-type="string" calcext:value-type="string">
            <text:p>Henri</text:p>
          </table:table-cell>
          <table:table-cell table:style-name="ce20"/>
          <table:table-cell table:style-name="ce22" office:value-type="date" office:date-value="1883-10-03" calcext:value-type="date">
            <text:p>1883-10-03</text:p>
          </table:table-cell>
          <table:table-cell table:style-name="ce22" office:value-type="date" office:date-value="1914-05-28" calcext:value-type="date">
            <text:p>1914-05-28</text:p>
          </table:table-cell>
          <table:table-cell table:style-name="ce20" office:value-type="string" calcext:value-type="string">
            <text:p>RMLE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Aubérive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203697" calcext:value-type="float">
            <text:p>49.203697</text:p>
          </table:table-cell>
          <table:table-cell table:style-name="ce20" office:value-type="float" office:value="4.417151" calcext:value-type="float">
            <text:p>4.417151</text:p>
          </table:table-cell>
          <table:table-cell table:style-name="ce22" office:value-type="date" office:date-value="1917-04-07" calcext:value-type="date">
            <text:p>1917-04-0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34" calcext:value-type="float">
            <text:p>34</text:p>
          </table:table-cell>
          <table:table-cell table:style-name="ce20" table:number-columns-repeated="4"/>
          <table:table-cell table:style-name="ce20" office:value-type="string" calcext:value-type="string">
            <text:p>Couleur en métaux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GODEFROY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abriel</text:p>
          </table:table-cell>
          <table:table-cell table:number-columns-repeated="2"/>
          <table:table-cell office:value-type="date" office:date-value="1885-10-08" calcext:value-type="date">
            <text:p>1885-10-08</text:p>
          </table:table-cell>
          <table:table-cell/>
          <table:table-cell office:value-type="string" calcext:value-type="string">
            <text:p>22 COA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lliers-sur-Marne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Oui</text:p>
          </table:table-cell>
          <table:table-cell office:value-type="float" office:value="48.825442" calcext:value-type="float">
            <text:p>48.825442</text:p>
          </table:table-cell>
          <table:table-cell office:value-type="float" office:value="2.546874" calcext:value-type="float">
            <text:p>2.546874</text:p>
          </table:table-cell>
          <table:table-cell office:value-type="date" office:date-value="1916-07-06" calcext:value-type="date">
            <text:p>1916-07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Bacillose pulmonaire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SSELI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1-03-10" calcext:value-type="date">
            <text:p>1891-03-10</text:p>
          </table:table-cell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40 RA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Moussy-Verneuil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15867" calcext:value-type="float">
            <text:p>49.415867</text:p>
          </table:table-cell>
          <table:table-cell office:value-type="float" office:value="3.633904" calcext:value-type="float">
            <text:p>3.633904</text:p>
          </table:table-cell>
          <table:table-cell office:value-type="date" office:date-value="1917-04-10" calcext:value-type="date">
            <text:p>1917-04-1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number-columns-repeated="2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GOSSET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Raymond</text:p>
          </table:table-cell>
          <table:table-cell table:number-columns-repeated="2"/>
          <table:table-cell office:value-type="date" office:date-value="1897-12-05" calcext:value-type="date">
            <text:p>1897-12-05</text:p>
          </table:table-cell>
          <table:table-cell office:value-type="date" office:date-value="1915-01-10" calcext:value-type="date">
            <text:p>1915-01-10</text:p>
          </table:table-cell>
          <table:table-cell office:value-type="string" calcext:value-type="string">
            <text:p>2 RG</text:p>
          </table:table-cell>
          <table:table-cell office:value-type="string" calcext:value-type="string">
            <text:p>Sapeur-mineur</text:p>
          </table:table-cell>
          <table:table-cell office:value-type="string" calcext:value-type="string">
            <text:p>Saint-Mandrier-sur-Me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Oui</text:p>
          </table:table-cell>
          <table:table-cell office:value-type="float" office:value="43.074977" calcext:value-type="float">
            <text:p>43.074977</text:p>
          </table:table-cell>
          <table:table-cell office:value-type="float" office:value="5.92726" calcext:value-type="float">
            <text:p>5.92726</text:p>
          </table:table-cell>
          <table:table-cell office:value-type="date" office:date-value="1918-12-15" calcext:value-type="date">
            <text:p>1918-12-1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contractée en service Grippe pulmonai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Bucheron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GOSSE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89-01-07" calcext:value-type="date">
            <text:p>1889-01-07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17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eddul Bahr</text:p>
          </table:table-cell>
          <table:table-cell office:value-type="string" calcext:value-type="string">
            <text:p>Marmara</text:p>
          </table:table-cell>
          <table:table-cell/>
          <table:table-cell office:value-type="float" office:value="40.069374" calcext:value-type="float">
            <text:p>40.069374</text:p>
          </table:table-cell>
          <table:table-cell office:value-type="float" office:value="26.234733" calcext:value-type="float">
            <text:p>26.234733</text:p>
          </table:table-cell>
          <table:table-cell office:value-type="date" office:date-value="1915-07-15" calcext:value-type="date">
            <text:p>1915-07-15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éricourt (Somme)</text:p>
          </table:table-cell>
          <table:table-cell office:value-type="string" calcext:value-type="string">
            <text:p>Maréch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OUBERT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rcel</text:p>
          </table:table-cell>
          <table:table-cell table:number-columns-repeated="2"/>
          <table:table-cell office:value-type="date" office:date-value="1891-11-02" calcext:value-type="date">
            <text:p>1891-11-02</text:p>
          </table:table-cell>
          <table:table-cell office:value-type="date" office:date-value="1912-10-10" calcext:value-type="date">
            <text:p>1912-10-10</text:p>
          </table:table-cell>
          <table:table-cell office:value-type="string" calcext:value-type="string">
            <text:p>10 BCP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Aix-Noulette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426658" calcext:value-type="float">
            <text:p>50.426658</text:p>
          </table:table-cell>
          <table:table-cell office:value-type="float" office:value="2.710589" calcext:value-type="float">
            <text:p>2.710589</text:p>
          </table:table-cell>
          <table:table-cell office:value-type="date" office:date-value="1915-05-15" calcext:value-type="date">
            <text:p>1915-05-15</text:p>
          </table:table-cell>
          <table:table-cell table:style-name="ce8" table:formula="of:=[.O70]" office:value-type="date" office:date-value="1916-04-14" calcext:value-type="date">
            <text:p>1916-04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umist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NCH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3-03-17" calcext:value-type="date">
            <text:p>1883-03-17</text:p>
          </table:table-cell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129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Bar-le-Duc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float" office:value="48.773477" calcext:value-type="float">
            <text:p>48.773477</text:p>
          </table:table-cell>
          <table:table-cell office:value-type="float" office:value="5.158254" calcext:value-type="float">
            <text:p>5.158254</text:p>
          </table:table-cell>
          <table:table-cell office:value-type="date" office:date-value="1916-04-14" calcext:value-type="date">
            <text:p>1916-04-1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8" office:value-type="date" office:date-value="1916-04-10" calcext:value-type="date">
            <text:p>1916-04-10</text:p>
          </table:table-cell>
          <table:table-cell/>
          <table:table-cell office:value-type="string" calcext:value-type="string">
            <text:p>Cordonn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APEL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77-11-21" calcext:value-type="date">
            <text:p>1877-11-21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116 RAL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Senoncourt-les-Maujouy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058764" calcext:value-type="float">
            <text:p>49.058764</text:p>
          </table:table-cell>
          <table:table-cell office:value-type="float" office:value="5.332289" calcext:value-type="float">
            <text:p>5.332289</text:p>
          </table:table-cell>
          <table:table-cell office:value-type="date" office:date-value="1916-08-16" calcext:value-type="date">
            <text:p>1916-08-1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i</text:p>
          </table:table-cell>
          <table:table-cell/>
          <table:table-cell table:style-name="ce8" office:value-type="date" office:date-value="1916-07-02" calcext:value-type="date">
            <text:p>1916-07-02</text:p>
          </table:table-cell>
          <table:table-cell/>
          <table:table-cell office:value-type="string" calcext:value-type="string">
            <text:p>Peint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APPEDAY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Eugène</text:p>
          </table:table-cell>
          <table:table-cell/>
          <table:table-cell office:value-type="date" office:date-value="1894-06-12" calcext:value-type="date">
            <text:p>1894-06-12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162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int-Hiliare-le-Grand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70765" calcext:value-type="float">
            <text:p>49.170765</text:p>
          </table:table-cell>
          <table:table-cell office:value-type="float" office:value="4.463918" calcext:value-type="float">
            <text:p>4.463918</text:p>
          </table:table-cell>
          <table:table-cell office:value-type="date" office:date-value="1915-09-26" calcext:value-type="date">
            <text:p>1915-09-2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ARTEL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rthur</text:p>
          </table:table-cell>
          <table:table-cell table:number-columns-repeated="2"/>
          <table:table-cell office:value-type="date" office:date-value="1876-08-21" calcext:value-type="date">
            <text:p>1876-08-21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12" calcext:value-type="date">
            <text:p>1915-05-12</text:p>
          </table:table-cell>
          <table:table-cell table:formula="of:=[.O74]" office:value-type="date" office:date-value="1915-10-07" calcext:value-type="date">
            <text:p>1915-10-07</text:p>
          </table:table-cell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AUTO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Isidore</text:p>
          </table:table-cell>
          <table:table-cell table:number-columns-repeated="2"/>
          <table:table-cell office:value-type="date" office:date-value="1883-11-02" calcext:value-type="date">
            <text:p>1883-11-02</text:p>
          </table:table-cell>
          <table:table-cell office:value-type="date" office:date-value="1915-01-26" calcext:value-type="date">
            <text:p>1915-01-26</text:p>
          </table:table-cell>
          <table:table-cell office:value-type="string" calcext:value-type="string">
            <text:p>310 RI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ouain-Perthes-lès-Hurlus</text:p>
          </table:table-cell>
          <table:table-cell office:value-type="string" calcext:value-type="string">
            <text:p>Marne</text:p>
          </table:table-cell>
          <table:table-cell/>
          <table:table-cell table:style-name="ce20" office:value-type="float" office:value="49.184026" calcext:value-type="float">
            <text:p>49.184026</text:p>
          </table:table-cell>
          <table:table-cell table:style-name="ce20" office:value-type="float" office:value="4.544413" calcext:value-type="float">
            <text:p>4.544413</text:p>
          </table:table-cell>
          <table:table-cell office:value-type="date" office:date-value="1915-10-07" calcext:value-type="date">
            <text:p>1915-10-0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Domestique de ferm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EBER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eorges</text:p>
          </table:table-cell>
          <table:table-cell/>
          <table:table-cell office:value-type="date" office:date-value="1891-08-21" calcext:value-type="date">
            <text:p>1891-08-21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1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6-05" calcext:value-type="date">
            <text:p>1915-06-05</text:p>
          </table:table-cell>
          <table:table-cell table:formula="of:=[.O76]" office:value-type="date" office:date-value="1916-07-21" calcext:value-type="date">
            <text:p>1916-07-21</text:p>
          </table:table-cell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Domestique de ferm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EBER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Prosper</text:p>
          </table:table-cell>
          <table:table-cell/>
          <table:table-cell office:value-type="date" office:date-value="1889-10-09" calcext:value-type="date">
            <text:p>1889-10-09</text:p>
          </table:table-cell>
          <table:table-cell office:value-type="date" office:date-value="1914-12-21" calcext:value-type="date">
            <text:p>1914-12-21</text:p>
          </table:table-cell>
          <table:table-cell office:value-type="string" calcext:value-type="string">
            <text:p>365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iaches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92398" calcext:value-type="float">
            <text:p>49.92398</text:p>
          </table:table-cell>
          <table:table-cell office:value-type="float" office:value="2.906978" calcext:value-type="float">
            <text:p>2.906978</text:p>
          </table:table-cell>
          <table:table-cell office:value-type="date" office:date-value="1916-07-21" calcext:value-type="date">
            <text:p>1916-07-2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élestin</text:p>
          </table:table-cell>
          <table:table-cell table:number-columns-repeated="2"/>
          <table:table-cell office:value-type="date" office:date-value="1884-03-19" calcext:value-type="date">
            <text:p>1884-03-19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36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Moulin-sous-Touvent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456095" calcext:value-type="float">
            <text:p>49.456095</text:p>
          </table:table-cell>
          <table:table-cell office:value-type="float" office:value="3.071589" calcext:value-type="float">
            <text:p>3.071589</text:p>
          </table:table-cell>
          <table:table-cell office:value-type="date" office:date-value="1916-01-26" calcext:value-type="date">
            <text:p>1916-01-2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Ouvrier huilie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HU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douard</text:p>
          </table:table-cell>
          <table:table-cell table:number-columns-repeated="2"/>
          <table:table-cell office:value-type="date" office:date-value="1890-12-27" calcext:value-type="date">
            <text:p>1890-12-27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119 RI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Canny-sur-Matz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603266" calcext:value-type="float">
            <text:p>49.603266</text:p>
          </table:table-cell>
          <table:table-cell office:value-type="float" office:value="2.800624" calcext:value-type="float">
            <text:p>2.800624</text:p>
          </table:table-cell>
          <table:table-cell office:value-type="date" office:date-value="1918-08-19" calcext:value-type="date">
            <text:p>1918-08-1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table:style-name="ce8" office:value-type="string" calcext:value-type="string">
            <text:p>1915-06-08 / 1916-04-10</text:p>
          </table:table-cell>
          <table:table-cell office:value-type="string" calcext:value-type="string">
            <text:p>Labyrinthe / Douaumont</text:p>
          </table:table-cell>
          <table:table-cell office:value-type="string" calcext:value-type="string">
            <text:p>Horticulteur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JOIGNAN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Joseph</text:p>
          </table:table-cell>
          <table:table-cell office:value-type="date" office:date-value="1897-04-26" calcext:value-type="date">
            <text:p>1897-04-26</text:p>
          </table:table-cell>
          <table:table-cell office:value-type="date" office:date-value="1916-01-10" calcext:value-type="date">
            <text:p>1916-01-10</text:p>
          </table:table-cell>
          <table:table-cell office:value-type="string" calcext:value-type="string">
            <text:p>365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ierrepont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653636" calcext:value-type="float">
            <text:p>49.653636</text:p>
          </table:table-cell>
          <table:table-cell office:value-type="float" office:value="3.792208" calcext:value-type="float">
            <text:p>3.792208</text:p>
          </table:table-cell>
          <table:table-cell office:value-type="date" office:date-value="1918-10-29" calcext:value-type="date">
            <text:p>1918-10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8" office:value-type="date" office:date-value="1917-11-03" calcext:value-type="date">
            <text:p>1917-11-03</text:p>
          </table:table-cell>
          <table:table-cell/>
          <table:table-cell office:value-type="string" calcext:value-type="string">
            <text:p>Usinier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JOIGNANT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e(Marin?)</text:p>
          </table:table-cell>
          <table:table-cell office:value-type="string" calcext:value-type="string">
            <text:p>Laurent</text:p>
          </table:table-cell>
          <table:table-cell office:value-type="date" office:date-value="1894-01-15" calcext:value-type="date">
            <text:p>1894-01-15</text:p>
          </table:table-cell>
          <table:table-cell office:value-type="date" office:date-value="1914-09-06" calcext:value-type="date">
            <text:p>1914-09-06</text:p>
          </table:table-cell>
          <table:table-cell office:value-type="string" calcext:value-type="string">
            <text:p>155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ienne-le-Château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89935" calcext:value-type="float">
            <text:p>49.189935</text:p>
          </table:table-cell>
          <table:table-cell office:value-type="float" office:value="4.887974" calcext:value-type="float">
            <text:p>4.887974</text:p>
          </table:table-cell>
          <table:table-cell office:value-type="date" office:date-value="1915-01-29" calcext:value-type="date">
            <text:p>1915-01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table:style-name="ce66" office:value-type="string" calcext:value-type="string">
            <text:p>LADIRAY</text:p>
          </table:table-cell>
          <table:table-cell table:style-name="ce20" office:value-type="string" calcext:value-type="string">
            <text:p>Gaston</text:p>
          </table:table-cell>
          <table:table-cell table:style-name="ce20" office:value-type="string" calcext:value-type="string">
            <text:p>Marcel</text:p>
          </table:table-cell>
          <table:table-cell table:style-name="ce20" office:value-type="string" calcext:value-type="string">
            <text:p>Jospeh</text:p>
          </table:table-cell>
          <table:table-cell table:style-name="ce20"/>
          <table:table-cell table:style-name="ce22" office:value-type="date" office:date-value="1887-03-17" calcext:value-type="date">
            <text:p>1887-03-17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224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Neuville-Saint-Vaast</text:p>
          </table:table-cell>
          <table:table-cell table:style-name="ce20" office:value-type="string" calcext:value-type="string">
            <text:p>Pas-de-Calais</text:p>
          </table:table-cell>
          <table:table-cell table:style-name="ce20"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table:style-name="ce22" office:value-type="date" office:date-value="1915-05-11" calcext:value-type="date">
            <text:p>1915-05-11</text:p>
          </table:table-cell>
          <table:table-cell table:formula="of:=[.O82]" office:value-type="date" office:date-value="1918-05-31" calcext:value-type="date">
            <text:p>1918-05-31</text:p>
          </table:table-cell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5" office:value-type="float" office:value="28" calcext:value-type="float">
            <text:p>28</text:p>
          </table:table-cell>
          <table:table-cell table:style-name="ce20" table:number-columns-repeated="4"/>
          <table:table-cell table:style-name="ce20" office:value-type="string" calcext:value-type="string">
            <text:p>Domestique de ferme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Default" office:value-type="string" calcext:value-type="string">
            <text:p>LAMBER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Victor ou Gustave</text:p>
          </table:table-cell>
          <table:table-cell/>
          <table:table-cell office:value-type="date" office:date-value="1894-03-26" calcext:value-type="date">
            <text:p>1894-03-26</text:p>
          </table:table-cell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336 RAL</text:p>
          </table:table-cell>
          <table:table-cell office:value-type="string" calcext:value-type="string">
            <text:p>Canonnier</text:p>
          </table:table-cell>
          <table:table-cell office:value-type="string" calcext:value-type="string">
            <text:p>Lataule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540011" calcext:value-type="float">
            <text:p>49.540011</text:p>
          </table:table-cell>
          <table:table-cell office:value-type="float" office:value="2.679709" calcext:value-type="float">
            <text:p>2.679709</text:p>
          </table:table-cell>
          <table:table-cell office:value-type="date" office:date-value="1918-05-31" calcext:value-type="date">
            <text:p>1918-05-3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AMBIGEOI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Alexandre</text:p>
          </table:table-cell>
          <table:table-cell table:number-columns-repeated="2"/>
          <table:table-cell office:value-type="date" office:date-value="1877-09-05" calcext:value-type="date">
            <text:p>1877-09-05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Eix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78884" calcext:value-type="float">
            <text:p>49.178884</text:p>
          </table:table-cell>
          <table:table-cell office:value-type="float" office:value="5.498509" calcext:value-type="float">
            <text:p>5.498509</text:p>
          </table:table-cell>
          <table:table-cell office:value-type="date" office:date-value="1916-09-05" calcext:value-type="date">
            <text:p>1916-09-05</text:p>
          </table:table-cell>
          <table:table-cell table:style-name="ce8" table:formula="of:=[.O84]" office:value-type="date" office:date-value="1918-07-18" calcext:value-type="date">
            <text:p>1918-07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Cirier</text:p>
          </table:table-cell>
          <table:table-cell table:number-columns-repeated="999"/>
        </table:table-row>
        <table:table-row table:style-name="ro2">
          <table:table-cell table:style-name="ce37" office:value-type="string" calcext:value-type="string">
            <text:p>LAMPERI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8-12-05" calcext:value-type="date">
            <text:p>1898-12-05</text:p>
          </table:table-cell>
          <table:table-cell office:value-type="date" office:date-value="1917-04-17" calcext:value-type="date">
            <text:p>1917-04-17</text:p>
          </table:table-cell>
          <table:table-cell office:value-type="string" calcext:value-type="string">
            <text:p>4 RI</text:p>
          </table:table-cell>
          <table:table-cell office:value-type="string" calcext:value-type="string">
            <text:p>Soldat 2<text:span text:style-name="T1">e</text:span> classe</text:p>
          </table:table-cell>
          <table:table-cell office:value-type="string" calcext:value-type="string">
            <text:p>Chaumuzy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75093" calcext:value-type="float">
            <text:p>49.175093</text:p>
          </table:table-cell>
          <table:table-cell office:value-type="float" office:value="3.864836" calcext:value-type="float">
            <text:p>3.864836</text:p>
          </table:table-cell>
          <table:table-cell office:value-type="date" office:date-value="1918-07-18" calcext:value-type="date">
            <text:p>1918-07-1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Tréfileu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AMPERIER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Julien</text:p>
          </table:table-cell>
          <table:table-cell/>
          <table:table-cell office:value-type="date" office:date-value="1897-07-02" calcext:value-type="date">
            <text:p>1897-07-02</text:p>
          </table:table-cell>
          <table:table-cell office:value-type="date" office:date-value="1916-01-10" calcext:value-type="date">
            <text:p>1916-01-10</text:p>
          </table:table-cell>
          <table:table-cell office:value-type="string" calcext:value-type="string">
            <text:p>101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float" office:value="49.493871" calcext:value-type="float">
            <text:p>49.493871</text:p>
          </table:table-cell>
          <table:table-cell office:value-type="float" office:value="0.10797" calcext:value-type="float">
            <text:p>0.10797</text:p>
          </table:table-cell>
          <table:table-cell office:value-type="date" office:date-value="1917-08-15" calcext:value-type="date">
            <text:p>1917-08-1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cédé de péritonite cancéreuse Paraît résulter de circonstanc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ANTIER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Alexandre</text:p>
          </table:table-cell>
          <table:table-cell table:number-columns-repeated="2"/>
          <table:table-cell office:value-type="date" office:date-value="1887-05-31" calcext:value-type="date">
            <text:p>1887-05-31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224 RI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Oui</text:p>
          </table:table-cell>
          <table:table-cell office:value-type="float" office:value="43.492686" calcext:value-type="float">
            <text:p>43.492686</text:p>
          </table:table-cell>
          <table:table-cell office:value-type="float" office:value="-1.474799" calcext:value-type="float">
            <text:p>-1.474799</text:p>
          </table:table-cell>
          <table:table-cell office:value-type="date" office:date-value="1915-05-01" calcext:value-type="date">
            <text:p>1915-05-0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ANTIE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2-06-29" calcext:value-type="date">
            <text:p>1892-06-29</text:p>
          </table:table-cell>
          <table:table-cell office:value-type="date" office:date-value="1913-05-25" calcext:value-type="date">
            <text:p>1913-05-25</text:p>
          </table:table-cell>
          <table:table-cell office:value-type="string" calcext:value-type="string">
            <text:p>7 RD</text:p>
          </table:table-cell>
          <table:table-cell office:value-type="string" calcext:value-type="string">
            <text:p>Maréchal des logis</text:p>
          </table:table-cell>
          <table:table-cell office:value-type="string" calcext:value-type="string">
            <text:p>Bonvillers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589538" calcext:value-type="float">
            <text:p>49.589538</text:p>
          </table:table-cell>
          <table:table-cell office:value-type="float" office:value="2.356059" calcext:value-type="float">
            <text:p>2.356059</text:p>
          </table:table-cell>
          <table:table-cell office:value-type="date" office:date-value="1918-06-11" calcext:value-type="date">
            <text:p>1918-06-1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Bouch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ATOURTE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1-05-24" calcext:value-type="date">
            <text:p>1881-05-24</text:p>
          </table:table-cell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Soldat 2e classe</text:p>
          </table:table-cell>
          <table:table-cell table:style-name="ce20" office:value-type="string" calcext:value-type="string">
            <text:p>Neuville-Saint-Vaast</text:p>
          </table:table-cell>
          <table:table-cell table:style-name="ce20"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9-28" calcext:value-type="date">
            <text:p>1915-09-28</text:p>
          </table:table-cell>
          <table:table-cell table:formula="of:=[.O89]" office:value-type="date" office:date-value="1915-09-30" calcext:value-type="date">
            <text:p>1915-09-30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vrier hui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 FUR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2-03-29" calcext:value-type="date">
            <text:p>1882-03-29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62 RI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Croix-en-Champagne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float" office:value="49.067122" calcext:value-type="float">
            <text:p>49.067122</text:p>
          </table:table-cell>
          <table:table-cell office:value-type="float" office:value="4.647643" calcext:value-type="float">
            <text:p>4.647643</text:p>
          </table:table-cell>
          <table:table-cell office:value-type="date" office:date-value="1915-09-30" calcext:value-type="date">
            <text:p>1915-09-3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ot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BA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date" office:date-value="1884-08-03" calcext:value-type="date">
            <text:p>1884-08-03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office:value-type="date" office:date-value="1914-09-14" calcext:value-type="date">
            <text:p>1914-09-14</text:p>
          </table:table-cell>
          <table:table-cell table:style-name="ce8" table:formula="of:=[.O91]" office:value-type="date" office:date-value="1915-03-25" calcext:value-type="date">
            <text:p>1915-03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Manoeuvre maçon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BA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Henri</text:p>
          </table:table-cell>
          <table:table-cell/>
          <table:table-cell office:value-type="date" office:date-value="1892-12-13" calcext:value-type="date">
            <text:p>1892-12-13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165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float" office:value="49.159798" calcext:value-type="float">
            <text:p>49.159798</text:p>
          </table:table-cell>
          <table:table-cell office:value-type="float" office:value="5.384414" calcext:value-type="float">
            <text:p>5.384414</text:p>
          </table:table-cell>
          <table:table-cell office:value-type="date" office:date-value="1915-03-25" calcext:value-type="date">
            <text:p>1915-03-25</text:p>
          </table:table-cell>
          <table:table-cell table:style-name="ce8" table:formula="of:=[.O92]" office:value-type="date" office:date-value="1916-09-19" calcext:value-type="date">
            <text:p>1916-09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 / Médaille militaire</text:p>
          </table:table-cell>
          <table:table-cell table:number-columns-repeated="2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LEBLOND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89-03-26" calcext:value-type="date">
            <text:p>1889-03-26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54 RA</text:p>
          </table:table-cell>
          <table:table-cell office:value-type="string" calcext:value-type="string">
            <text:p>2<text:span text:style-name="T1">e</text:span> canonnier conducteur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59798" calcext:value-type="float">
            <text:p>49.159798</text:p>
          </table:table-cell>
          <table:table-cell office:value-type="float" office:value="5.384414" calcext:value-type="float">
            <text:p>5.384414</text:p>
          </table:table-cell>
          <table:table-cell office:value-type="date" office:date-value="1916-09-19" calcext:value-type="date">
            <text:p>1916-09-19</text:p>
          </table:table-cell>
          <table:table-cell table:style-name="ce8" table:formula="of:=[.O93]" office:value-type="date" office:date-value="1915-09-25" calcext:value-type="date">
            <text:p>1915-09-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BRE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78-10-25" calcext:value-type="date">
            <text:p>1878-10-25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Sommepy-Tahure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25057" calcext:value-type="float">
            <text:p>49.25057</text:p>
          </table:table-cell>
          <table:table-cell office:value-type="float" office:value="4.557162" calcext:value-type="float">
            <text:p>4.557162</text:p>
          </table:table-cell>
          <table:table-cell office:value-type="date" office:date-value="1915-09-25" calcext:value-type="date">
            <text:p>1915-09-25</text:p>
          </table:table-cell>
          <table:table-cell table:style-name="ce8" table:formula="of:=[.O94]" office:value-type="date" office:date-value="1916-02-29" calcext:value-type="date">
            <text:p>1916-02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CARON</text:p>
          </table:table-cell>
          <table:table-cell office:value-type="string" calcext:value-type="string">
            <text:p>Charles</text:p>
          </table:table-cell>
          <table:table-cell table:number-columns-repeated="3"/>
          <table:table-cell office:value-type="date" office:date-value="1896-09-29" calcext:value-type="date">
            <text:p>1896-09-29</text:p>
          </table:table-cell>
          <table:table-cell table:style-name="Default"/>
          <table:table-cell office:value-type="string" calcext:value-type="string">
            <text:p>9 RMZ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adelaincourt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float" office:value="49.071471" calcext:value-type="float">
            <text:p>49.071471</text:p>
          </table:table-cell>
          <table:table-cell office:value-type="float" office:value="5.263647" calcext:value-type="float">
            <text:p>5.263647</text:p>
          </table:table-cell>
          <table:table-cell office:value-type="date" office:date-value="1916-02-29" calcext:value-type="date">
            <text:p>1916-02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/>
          <table:table-cell table:style-name="ce2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LECHEVALLIER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Célestin</text:p>
          </table:table-cell>
          <table:table-cell table:number-columns-repeated="2"/>
          <table:table-cell office:value-type="date" office:date-value="1894-07-22" calcext:value-type="date">
            <text:p>1894-07-22</text:p>
          </table:table-cell>
          <table:table-cell office:value-type="date" office:date-value="1916-08-11" calcext:value-type="date">
            <text:p>1916-08-11</text:p>
          </table:table-cell>
          <table:table-cell office:value-type="string" calcext:value-type="string">
            <text:p>128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Esnes-en-Argonne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207461" calcext:value-type="float">
            <text:p>49.207461</text:p>
          </table:table-cell>
          <table:table-cell office:value-type="float" office:value="5.21075" calcext:value-type="float">
            <text:p>5.21075</text:p>
          </table:table-cell>
          <table:table-cell office:value-type="date" office:date-value="1917-08-24" calcext:value-type="date">
            <text:p>1917-08-2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mployé de banqu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CLERC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78-01-01" calcext:value-type="date">
            <text:p>1878-01-01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33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rmandovillers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850561" calcext:value-type="float">
            <text:p>49.850561</text:p>
          </table:table-cell>
          <table:table-cell office:value-type="float" office:value="2.784175" calcext:value-type="float">
            <text:p>2.784175</text:p>
          </table:table-cell>
          <table:table-cell office:value-type="date" office:date-value="1916-07-22" calcext:value-type="date">
            <text:p>1916-07-22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COINTR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Elie</text:p>
          </table:table-cell>
          <table:table-cell table:number-columns-repeated="2"/>
          <table:table-cell office:value-type="date" office:date-value="1891-05-22" calcext:value-type="date">
            <text:p>1891-05-22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119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Cauroy-lès-Hermonville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48847" calcext:value-type="float">
            <text:p>49.348847</text:p>
          </table:table-cell>
          <table:table-cell office:value-type="float" office:value="3.923384" calcext:value-type="float">
            <text:p>3.923384</text:p>
          </table:table-cell>
          <table:table-cell office:value-type="date" office:date-value="1914-09-17" calcext:value-type="date">
            <text:p>1914-09-1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pic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COMT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Gaston ou Gustave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79-09-05" calcext:value-type="date">
            <text:p>1879-09-05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Aix-Noulette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426658" calcext:value-type="float">
            <text:p>50.426658</text:p>
          </table:table-cell>
          <table:table-cell office:value-type="float" office:value="2.710589" calcext:value-type="float">
            <text:p>2.710589</text:p>
          </table:table-cell>
          <table:table-cell office:value-type="date" office:date-value="1915-05-25" calcext:value-type="date">
            <text:p>1915-05-25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Peintre en bâtiment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CORDIER</text:p>
          </table:table-cell>
          <table:table-cell office:value-type="string" calcext:value-type="string">
            <text:p>Anthime</text:p>
          </table:table-cell>
          <table:table-cell office:value-type="string" calcext:value-type="string">
            <text:p>Georges ou Jean</text:p>
          </table:table-cell>
          <table:table-cell table:number-columns-repeated="2"/>
          <table:table-cell office:value-type="date" office:date-value="1874-08-26" calcext:value-type="date">
            <text:p>1874-08-26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Eix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78884" calcext:value-type="float">
            <text:p>49.178884</text:p>
          </table:table-cell>
          <table:table-cell office:value-type="float" office:value="5.498509" calcext:value-type="float">
            <text:p>5.498509</text:p>
          </table:table-cell>
          <table:table-cell office:value-type="date" office:date-value="1916-09-10" calcext:value-type="date">
            <text:p>1916-09-1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LECUYER</text:p>
          </table:table-cell>
          <table:table-cell table:style-name="ce20" office:value-type="string" calcext:value-type="string">
            <text:p>François</text:p>
          </table:table-cell>
          <table:table-cell table:style-name="ce20" office:value-type="string" calcext:value-type="string">
            <text:p>Louis</text:p>
          </table:table-cell>
          <table:table-cell table:style-name="ce20" table:number-columns-repeated="2"/>
          <table:table-cell table:style-name="ce22" office:value-type="date" office:date-value="1887-12-20" calcext:value-type="date">
            <text:p>1887-12-20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2 RG</text:p>
          </table:table-cell>
          <table:table-cell table:style-name="ce20" office:value-type="string" calcext:value-type="string">
            <text:p>Sapeur</text:p>
          </table:table-cell>
          <table:table-cell table:style-name="ce20" office:value-type="string" calcext:value-type="string">
            <text:p>Vauxaillon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table:style-name="ce20" office:value-type="float" office:value="49.476961" calcext:value-type="float">
            <text:p>49.476961</text:p>
          </table:table-cell>
          <table:table-cell table:style-name="ce20" office:value-type="float" office:value="3.406263" calcext:value-type="float">
            <text:p>3.406263</text:p>
          </table:table-cell>
          <table:table-cell table:style-name="ce22" office:value-type="date" office:date-value="1918-09-16" calcext:value-type="date">
            <text:p>1918-09-16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number-columns-repeated="4"/>
          <table:table-cell table:style-name="ce20" office:value-type="string" calcext:value-type="string">
            <text:p>Charron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ce20" office:value-type="string" calcext:value-type="string">
            <text:p>LEFEBVRE</text:p>
          </table:table-cell>
          <table:table-cell table:style-name="ce20" office:value-type="string" calcext:value-type="string">
            <text:p>Emile</text:p>
          </table:table-cell>
          <table:table-cell table:style-name="ce20" office:value-type="string" calcext:value-type="string">
            <text:p>Joseph</text:p>
          </table:table-cell>
          <table:table-cell table:style-name="ce20" table:number-columns-repeated="2"/>
          <table:table-cell table:style-name="ce22" office:value-type="date" office:date-value="1892-05-01" calcext:value-type="date">
            <text:p>1892-05-01</text:p>
          </table:table-cell>
          <table:table-cell table:style-name="ce22" office:value-type="date" office:date-value="1913-10-10" calcext:value-type="date">
            <text:p>1913-10-10</text:p>
          </table:table-cell>
          <table:table-cell table:style-name="ce20" office:value-type="string" calcext:value-type="string">
            <text:p>112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Souhesmes-Rampont</text:p>
          </table:table-cell>
          <table:table-cell table:style-name="ce20" office:value-type="string" calcext:value-type="string">
            <text:p>Meus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08804" calcext:value-type="float">
            <text:p>49.08804</text:p>
          </table:table-cell>
          <table:table-cell table:style-name="ce20" office:value-type="float" office:value="5.245126" calcext:value-type="float">
            <text:p>5.245126</text:p>
          </table:table-cell>
          <table:table-cell table:style-name="ce22" office:value-type="date" office:date-value="1916-12-19" calcext:value-type="date">
            <text:p>1916-12-1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 / Médaille militaire</text:p>
          </table:table-cell>
          <table:table-cell table:style-name="ce22" office:value-type="date" office:date-value="1916-12-18" calcext:value-type="date">
            <text:p>1916-12-18</text:p>
          </table:table-cell>
          <table:table-cell table:style-name="ce20"/>
          <table:table-cell table:style-name="ce20" office:value-type="string" calcext:value-type="string">
            <text:p>Cordonnier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Default" office:value-type="string" calcext:value-type="string">
            <text:p>LEFEBVR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6-11-02" calcext:value-type="date">
            <text:p>1886-11-02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Oui</text:p>
          </table:table-cell>
          <table:table-cell office:value-type="float" office:value="47.393988" calcext:value-type="float">
            <text:p>47.393988</text:p>
          </table:table-cell>
          <table:table-cell office:value-type="float" office:value="0.684866" calcext:value-type="float">
            <text:p>0.684866</text:p>
          </table:table-cell>
          <table:table-cell office:value-type="date" office:date-value="1914-10-29" calcext:value-type="date">
            <text:p>1914-10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 Brûlures des pied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Ouvrier huilie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EGOUTTEUX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harles</text:p>
          </table:table-cell>
          <table:table-cell/>
          <table:table-cell office:value-type="date" office:date-value="1898-08-03" calcext:value-type="date">
            <text:p>1898-08-03</text:p>
          </table:table-cell>
          <table:table-cell office:value-type="date" office:date-value="1917-04-17" calcext:value-type="date">
            <text:p>1917-04-17</text:p>
          </table:table-cell>
          <table:table-cell office:value-type="string" calcext:value-type="string">
            <text:p>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11212" calcext:value-type="float">
            <text:p>49.311212</text:p>
          </table:table-cell>
          <table:table-cell office:value-type="float" office:value="3.767398" calcext:value-type="float">
            <text:p>3.767398</text:p>
          </table:table-cell>
          <table:table-cell office:value-type="date" office:date-value="1918-09-06" calcext:value-type="date">
            <text:p>1918-09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Bouche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EGOUTTEUX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88-12-18" calcext:value-type="date">
            <text:p>1888-12-18</text:p>
          </table:table-cell>
          <table:table-cell office:value-type="date" office:date-value="1915-02-22" calcext:value-type="date">
            <text:p>1915-02-22</text:p>
          </table:table-cell>
          <table:table-cell office:value-type="string" calcext:value-type="string">
            <text:p>112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s Islettes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float" office:value="49.109198" calcext:value-type="float">
            <text:p>49.109198</text:p>
          </table:table-cell>
          <table:table-cell office:value-type="float" office:value="5.002963" calcext:value-type="float">
            <text:p>5.002963</text:p>
          </table:table-cell>
          <table:table-cell office:value-type="date" office:date-value="1915-08-08" calcext:value-type="date">
            <text:p>1915-08-0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office:value-type="string" calcext:value-type="string">
            <text:p>Médaille militaire</text:p>
          </table:table-cell>
          <table:table-cell table:number-columns-repeated="2"/>
          <table:table-cell office:value-type="string" calcext:value-type="string">
            <text:p>Forgeron charron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JEUNE</text:p>
          </table:table-cell>
          <table:table-cell office:value-type="string" calcext:value-type="string">
            <text:p>Achill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/>
          <table:table-cell office:value-type="date" office:date-value="1891-01-21" calcext:value-type="date">
            <text:p>1891-01-21</text:p>
          </table:table-cell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Audigny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868202" calcext:value-type="float">
            <text:p>49.868202</text:p>
          </table:table-cell>
          <table:table-cell office:value-type="float" office:value="3.647304" calcext:value-type="float">
            <text:p>3.647304</text:p>
          </table:table-cell>
          <table:table-cell office:value-type="date" office:date-value="1914-08-28" calcext:value-type="date">
            <text:p>1914-08-2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lectricien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MAITR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90-05-06" calcext:value-type="date">
            <text:p>1890-05-06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ux-devant-Damloup – Vaux-Etang</text:p>
          </table:table-cell>
          <table:table-cell office:value-type="string" calcext:value-type="string">
            <text:p>Meuse</text:p>
          </table:table-cell>
          <table:table-cell/>
          <table:table-cell table:style-name="ce20" office:value-type="float" office:value="49.210593" calcext:value-type="float">
            <text:p>49.210593</text:p>
          </table:table-cell>
          <table:table-cell table:style-name="ce20" office:value-type="float" office:value="5.469817" calcext:value-type="float">
            <text:p>5.469817</text:p>
          </table:table-cell>
          <table:table-cell office:value-type="date" office:date-value="1916-04-12" calcext:value-type="date">
            <text:p>1916-04-12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Cultivateu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MAÎTR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900-02-08" calcext:value-type="date">
            <text:p>1900-02-08</text:p>
          </table:table-cell>
          <table:table-cell table:style-name="Default" office:value-type="string" calcext:value-type="string">
            <text:p>Engagé volontaire classe 1920</text:p>
          </table:table-cell>
          <table:table-cell office:value-type="string" calcext:value-type="string">
            <text:p>5 BCP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Chemin des Dames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44089" calcext:value-type="float">
            <text:p>49.444089</text:p>
          </table:table-cell>
          <table:table-cell office:value-type="float" office:value="3.656559" calcext:value-type="float">
            <text:p>3.656559</text:p>
          </table:table-cell>
          <table:table-cell office:value-type="date" office:date-value="1917-10-23" calcext:value-type="date">
            <text:p>1917-10-23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LEMARCHAN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89-12-20" calcext:value-type="date">
            <text:p>1889-12-20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39 RI</text:p>
          </table:table-cell>
          <table:table-cell office:value-type="string" calcext:value-type="string">
            <text:p>Clairon</text:p>
          </table:table-cell>
          <table:table-cell office:value-type="string" calcext:value-type="string">
            <text:p>Saint-Thierry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03646" calcext:value-type="float">
            <text:p>49.303646</text:p>
          </table:table-cell>
          <table:table-cell office:value-type="float" office:value="3.963748" calcext:value-type="float">
            <text:p>3.963748</text:p>
          </table:table-cell>
          <table:table-cell office:value-type="date" office:date-value="1914-09-23" calcext:value-type="date">
            <text:p>1914-09-23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MIER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84-09-09" calcext:value-type="date">
            <text:p>1884-09-09</text:p>
          </table:table-cell>
          <table:table-cell office:value-type="date" office:date-value="1914-11-20" calcext:value-type="date">
            <text:p>1914-11-20</text:p>
          </table:table-cell>
          <table:table-cell office:value-type="string" calcext:value-type="string">
            <text:p>131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Antheuil-Portes</text:p>
          </table:table-cell>
          <table:table-cell office:value-type="string" calcext:value-type="string">
            <text:p>Oise</text:p>
          </table:table-cell>
          <table:table-cell/>
          <table:table-cell office:value-type="float" office:value="49.495035" calcext:value-type="float">
            <text:p>49.495035</text:p>
          </table:table-cell>
          <table:table-cell office:value-type="float" office:value="2.753417" calcext:value-type="float">
            <text:p>2.753417</text:p>
          </table:table-cell>
          <table:table-cell office:value-type="date" office:date-value="1918-06-10" calcext:value-type="date">
            <text:p>1918-06-1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8" office:value-type="string" calcext:value-type="string">
            <text:p>1915-09-25 / 1916-05-21 / 1918-06-10</text:p>
          </table:table-cell>
          <table:table-cell office:value-type="string" calcext:value-type="string">
            <text:p>Neuville-saint-Vaast / Douaumont / Antheuil</text:p>
          </table:table-cell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NORMAND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77-08-03" calcext:value-type="date">
            <text:p>1877-08-03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Fleury-devant-Douaumont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92185" calcext:value-type="float">
            <text:p>49.192185</text:p>
          </table:table-cell>
          <table:table-cell office:value-type="float" office:value="5.429912" calcext:value-type="float">
            <text:p>5.429912</text:p>
          </table:table-cell>
          <table:table-cell office:value-type="date" office:date-value="1916-09-04" calcext:value-type="date">
            <text:p>1916-09-0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PILL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95-05-01" calcext:value-type="date">
            <text:p>1895-05-01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28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ux-devant-Damloup</text:p>
          </table:table-cell>
          <table:table-cell office:value-type="string" calcext:value-type="string">
            <text:p>Meuse</text:p>
          </table:table-cell>
          <table:table-cell/>
          <table:table-cell table:style-name="ce20" office:value-type="float" office:value="49.210593" calcext:value-type="float">
            <text:p>49.210593</text:p>
          </table:table-cell>
          <table:table-cell table:style-name="ce20" office:value-type="float" office:value="5.469817" calcext:value-type="float">
            <text:p>5.469817</text:p>
          </table:table-cell>
          <table:table-cell office:value-type="date" office:date-value="1916-04-14" calcext:value-type="date">
            <text:p>1916-04-14</text:p>
          </table:table-cell>
          <table:table-cell table:style-name="ce8" table:formula="of:=[.O112]" office:value-type="date" office:date-value="1914-09-16" calcext:value-type="date">
            <text:p>1914-09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PREVOS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ugène</text:p>
          </table:table-cell>
          <table:table-cell table:number-columns-repeated="2"/>
          <table:table-cell office:value-type="date" office:date-value="1886-01-27" calcext:value-type="date">
            <text:p>1886-01-27</text:p>
          </table:table-cell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1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urcy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22532" calcext:value-type="float">
            <text:p>49.322532</text:p>
          </table:table-cell>
          <table:table-cell office:value-type="float" office:value="4.002162" calcext:value-type="float">
            <text:p>4.002162</text:p>
          </table:table-cell>
          <table:table-cell office:value-type="date" office:date-value="1914-09-16" calcext:value-type="date">
            <text:p>1914-09-1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REDDE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1-08-30" calcext:value-type="date">
            <text:p>1891-08-30</text:p>
          </table:table-cell>
          <table:table-cell office:value-type="date" office:date-value="1912-10-08" calcext:value-type="date">
            <text:p>1912-10-08</text:p>
          </table:table-cell>
          <table:table-cell office:value-type="string" calcext:value-type="string">
            <text:p>3 RZ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illery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98432" calcext:value-type="float">
            <text:p>49.198432</text:p>
          </table:table-cell>
          <table:table-cell office:value-type="float" office:value="4.132358" calcext:value-type="float">
            <text:p>4.132358</text:p>
          </table:table-cell>
          <table:table-cell office:value-type="date" office:date-value="1914-09-24" calcext:value-type="date">
            <text:p>1914-09-2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ROUGE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Alfred</text:p>
          </table:table-cell>
          <table:table-cell table:number-columns-repeated="2"/>
          <table:table-cell office:value-type="date" office:date-value="1882-10-05" calcext:value-type="date">
            <text:p>1882-10-05</text:p>
          </table:table-cell>
          <table:table-cell office:value-type="date" office:date-value="1914-08-13" calcext:value-type="date">
            <text:p>1914-08-13</text:p>
          </table:table-cell>
          <table:table-cell office:value-type="string" calcext:value-type="string">
            <text:p>239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10-05" calcext:value-type="date">
            <text:p>1915-10-05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ROUX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5-04-12" calcext:value-type="date">
            <text:p>1885-04-12</text:p>
          </table:table-cell>
          <table:table-cell table:style-name="Default"/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11" calcext:value-type="date">
            <text:p>1915-05-11</text:p>
          </table:table-cell>
          <table:table-cell table:formula="of:=[.O116]" office:value-type="date" office:date-value="1915-06-06" calcext:value-type="date">
            <text:p>1915-06-06</text:p>
          </table:table-cell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LEROUX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Léon</text:p>
          </table:table-cell>
          <table:table-cell table:number-columns-repeated="2"/>
          <table:table-cell office:value-type="date" office:date-value="1889-07-30" calcext:value-type="date">
            <text:p>1889-07-30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6-06" calcext:value-type="date">
            <text:p>1915-06-06</text:p>
          </table:table-cell>
          <table:table-cell table:formula="of:=[.O117]" office:value-type="date" office:date-value="1918-04-29" calcext:value-type="date">
            <text:p>1918-04-29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Ajusteu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ROUX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8-01-04" calcext:value-type="date">
            <text:p>1898-01-04</text:p>
          </table:table-cell>
          <table:table-cell office:value-type="date" office:date-value="1917-04-18" calcext:value-type="date">
            <text:p>1917-04-18</text:p>
          </table:table-cell>
          <table:table-cell office:value-type="string" calcext:value-type="string">
            <text:p>14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Heuvelland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float" office:value="50.777222" calcext:value-type="float">
            <text:p>50.777222</text:p>
          </table:table-cell>
          <table:table-cell office:value-type="float" office:value="2.827175" calcext:value-type="float">
            <text:p>2.827175</text:p>
          </table:table-cell>
          <table:table-cell office:value-type="date" office:date-value="1918-04-29" calcext:value-type="date">
            <text:p>1918-04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TETU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ugène</text:p>
          </table:table-cell>
          <table:table-cell office:value-type="date" office:date-value="1894-12-07" calcext:value-type="date">
            <text:p>1894-12-07</text:p>
          </table:table-cell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17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landovo</text:p>
          </table:table-cell>
          <table:table-cell office:value-type="string" calcext:value-type="string">
            <text:p>Sud-est (Macédoine du Nord, ex-Serbie)</text:p>
          </table:table-cell>
          <table:table-cell/>
          <table:table-cell office:value-type="float" office:value="41.316948" calcext:value-type="float">
            <text:p>41.316948</text:p>
          </table:table-cell>
          <table:table-cell office:value-type="float" office:value="22.561135" calcext:value-type="float">
            <text:p>22.561135</text:p>
          </table:table-cell>
          <table:table-cell office:value-type="date" office:date-value="1915-11-11" calcext:value-type="date">
            <text:p>1915-11-1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Horticulteur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LETHUILLIER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Alfred ou Albert</text:p>
          </table:table-cell>
          <table:table-cell office:value-type="string" calcext:value-type="string">
            <text:p>Alexandre</text:p>
          </table:table-cell>
          <table:table-cell/>
          <table:table-cell office:value-type="date" office:date-value="1886-01-13" calcext:value-type="date">
            <text:p>1886-01-13</text:p>
          </table:table-cell>
          <table:table-cell office:value-type="date" office:date-value="1915-02-25" calcext:value-type="date">
            <text:p>1915-02-25</text:p>
          </table:table-cell>
          <table:table-cell office:value-type="string" calcext:value-type="string">
            <text:p>2<text:span text:style-name="T1">e</text:span> GA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argny-Filain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64106" calcext:value-type="float">
            <text:p>49.464106</text:p>
          </table:table-cell>
          <table:table-cell office:value-type="float" office:value="3.544921" calcext:value-type="float">
            <text:p>3.544921</text:p>
          </table:table-cell>
          <table:table-cell office:value-type="date" office:date-value="1917-08-17" calcext:value-type="date">
            <text:p>1917-08-17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aru dans les lignes ennemies dans un combat contre avions allemand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Sténo dactylograph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VASSEU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2-12-31" calcext:value-type="date">
            <text:p>1892-12-31</text:p>
          </table:table-cell>
          <table:table-cell office:value-type="date" office:date-value="1913-10-08" calcext:value-type="date">
            <text:p>1913-10-08</text:p>
          </table:table-cell>
          <table:table-cell office:value-type="string" calcext:value-type="string">
            <text:p>45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arakli (?)Ambulance 3 Secteur 509</text:p>
          </table:table-cell>
          <table:table-cell office:value-type="string" calcext:value-type="string">
            <text:p>Macédoine grecque</text:p>
          </table:table-cell>
          <table:table-cell office:value-type="string" calcext:value-type="string">
            <text:p>Oui</text:p>
          </table:table-cell>
          <table:table-cell office:value-type="float" office:value="41.400013" calcext:value-type="float">
            <text:p>41.400013</text:p>
          </table:table-cell>
          <table:table-cell office:value-type="float" office:value="22.483307" calcext:value-type="float">
            <text:p>22.483307</text:p>
          </table:table-cell>
          <table:table-cell office:value-type="date" office:date-value="1917-06-19" calcext:value-type="date">
            <text:p>1917-06-1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LEVIEUX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83-07-27" calcext:value-type="date">
            <text:p>1883-07-27</text:p>
          </table:table-cell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2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office:value-type="date" office:date-value="1915-05-25" calcext:value-type="date">
            <text:p>1915-05-25</text:p>
          </table:table-cell>
          <table:table-cell table:formula="of:=[.O122]" office:value-type="date" office:date-value="1916-12-02" calcext:value-type="date">
            <text:p>1916-12-02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999"/>
        </table:table-row>
        <table:table-row table:style-name="ro2">
          <table:table-cell table:style-name="ce37" office:value-type="string" calcext:value-type="string">
            <text:p>LOUIS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ucien</text:p>
          </table:table-cell>
          <table:table-cell table:number-columns-repeated="2"/>
          <table:table-cell office:value-type="date" office:date-value="1895-02-28" calcext:value-type="date">
            <text:p>1895-02-28</text:p>
          </table:table-cell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6 RD</text:p>
          </table:table-cell>
          <table:table-cell office:value-type="string" calcext:value-type="string">
            <text:p>Cavalier de 2<text:span text:style-name="T2">e</text:span> classe</text:p>
          </table:table-cell>
          <table:table-cell office:value-type="string" calcext:value-type="string">
            <text:p>Vitry-le-François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float" office:value="48.725958" calcext:value-type="float">
            <text:p>48.725958</text:p>
          </table:table-cell>
          <table:table-cell office:value-type="float" office:value="4.585271" calcext:value-type="float">
            <text:p>4.585271</text:p>
          </table:table-cell>
          <table:table-cell office:value-type="date" office:date-value="1916-12-02" calcext:value-type="date">
            <text:p>1916-12-02</text:p>
          </table:table-cell>
          <table:table-cell table:formula="of:=[.O123]" office:value-type="date" office:date-value="1915-04-14" calcext:value-type="date">
            <text:p>1915-04-14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Par noyade en service commandé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Jardinier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Victor</text:p>
          </table:table-cell>
          <table:table-cell table:number-columns-repeated="2"/>
          <table:table-cell office:value-type="date" office:date-value="1892-01-28" calcext:value-type="date">
            <text:p>1892-01-28</text:p>
          </table:table-cell>
          <table:table-cell office:value-type="date" office:date-value="1913-10-09" calcext:value-type="date">
            <text:p>1913-10-09</text:p>
          </table:table-cell>
          <table:table-cell office:value-type="string" calcext:value-type="string">
            <text:p>16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Herméville-en-Woëvre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78648" calcext:value-type="float">
            <text:p>49.178648</text:p>
          </table:table-cell>
          <table:table-cell office:value-type="float" office:value="5.592767" calcext:value-type="float">
            <text:p>5.592767</text:p>
          </table:table-cell>
          <table:table-cell office:value-type="date" office:date-value="1915-04-14" calcext:value-type="date">
            <text:p>1915-04-1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Jardinier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LOUVEL</text:p>
          </table:table-cell>
          <table:table-cell table:style-name="ce20" office:value-type="string" calcext:value-type="string">
            <text:p>René</text:p>
          </table:table-cell>
          <table:table-cell table:style-name="ce20" office:value-type="string" calcext:value-type="string">
            <text:p>Eugène</text:p>
          </table:table-cell>
          <table:table-cell table:style-name="ce20" table:number-columns-repeated="2"/>
          <table:table-cell table:style-name="ce22" office:value-type="date" office:date-value="1894-04-24" calcext:value-type="date">
            <text:p>1894-04-24</text:p>
          </table:table-cell>
          <table:table-cell table:style-name="ce22" office:value-type="date" office:date-value="1916-11-09" calcext:value-type="date">
            <text:p>1916-11-09</text:p>
          </table:table-cell>
          <table:table-cell table:style-name="ce20" office:value-type="string" calcext:value-type="string">
            <text:p>132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Saint-Jodard</text:p>
          </table:table-cell>
          <table:table-cell table:style-name="ce20" office:value-type="string" calcext:value-type="string">
            <text:p>Loi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5.881275" calcext:value-type="float">
            <text:p>45.881275</text:p>
          </table:table-cell>
          <table:table-cell table:style-name="ce20" office:value-type="float" office:value="4.130593" calcext:value-type="float">
            <text:p>4.130593</text:p>
          </table:table-cell>
          <table:table-cell table:style-name="ce22" office:value-type="date" office:date-value="1916-11-09" calcext:value-type="date">
            <text:p>1916-11-0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Des suites de maladie</text:p>
          </table:table-cell>
          <table:table-cell table:style-name="ce20" office:value-type="string" calcext:value-type="string">
            <text:p>Non</text:p>
          </table:table-cell>
          <table:table-cell table:style-name="ce20" office:value-type="float" office:value="22" calcext:value-type="float">
            <text:p>22</text:p>
          </table:table-cell>
          <table:table-cell table:style-name="ce20" table:number-columns-repeated="4"/>
          <table:table-cell table:style-name="ce20" office:value-type="string" calcext:value-type="string">
            <text:p>Charcutier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Default" office:value-type="string" calcext:value-type="string">
            <text:p>LUC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ximilien</text:p>
          </table:table-cell>
          <table:table-cell/>
          <table:table-cell office:value-type="date" office:date-value="1879-03-10" calcext:value-type="date">
            <text:p>1879-03-10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 Godat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72586" calcext:value-type="float">
            <text:p>49.372586</text:p>
          </table:table-cell>
          <table:table-cell office:value-type="float" office:value="3.928344" calcext:value-type="float">
            <text:p>3.928344</text:p>
          </table:table-cell>
          <table:table-cell office:value-type="date" office:date-value="1914-10-28" calcext:value-type="date">
            <text:p>1914-10-2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MAILLARD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ictor</text:p>
          </table:table-cell>
          <table:table-cell/>
          <table:table-cell office:value-type="date" office:date-value="1890-06-25" calcext:value-type="date">
            <text:p>1890-06-25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84 RAL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ntzéville</text:p>
          </table:table-cell>
          <table:table-cell office:value-type="string" calcext:value-type="string">
            <text:p>Meuse</text:p>
          </table:table-cell>
          <table:table-cell/>
          <table:table-cell office:value-type="float" office:value="49.190098" calcext:value-type="float">
            <text:p>49.190098</text:p>
          </table:table-cell>
          <table:table-cell office:value-type="float" office:value="5.222064" calcext:value-type="float">
            <text:p>5.222064</text:p>
          </table:table-cell>
          <table:table-cell office:value-type="date" office:date-value="1917-04-04" calcext:value-type="date">
            <text:p>1917-04-0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édaille militaire</text:p>
          </table:table-cell>
          <table:table-cell table:style-name="ce8" office:value-type="date" office:date-value="1914-08-29" calcext:value-type="date">
            <text:p>1914-08-29</text:p>
          </table:table-cell>
          <table:table-cell office:value-type="string" calcext:value-type="string">
            <text:p>Saint-Quentin (Aisne)</text:p>
          </table:table-cell>
          <table:table-cell office:value-type="string" calcext:value-type="string">
            <text:p>Sans profession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MAQUET</text:p>
          </table:table-cell>
          <table:table-cell table:style-name="ce20" office:value-type="string" calcext:value-type="string">
            <text:p>André</text:p>
          </table:table-cell>
          <table:table-cell table:style-name="ce20" office:value-type="string" calcext:value-type="string">
            <text:p>Maurice</text:p>
          </table:table-cell>
          <table:table-cell table:style-name="ce20" table:number-columns-repeated="2"/>
          <table:table-cell table:style-name="ce22" office:value-type="date" office:date-value="1889-09-24" calcext:value-type="date">
            <text:p>1889-09-24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7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Esternay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8.731841" calcext:value-type="float">
            <text:p>48.731841</text:p>
          </table:table-cell>
          <table:table-cell table:style-name="ce20" office:value-type="float" office:value="3.55844" calcext:value-type="float">
            <text:p>3.55844</text:p>
          </table:table-cell>
          <table:table-cell table:style-name="ce22" office:value-type="date" office:date-value="1914-09-09" calcext:value-type="date">
            <text:p>1914-09-0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4"/>
          <table:table-cell table:style-name="ce20" office:value-type="string" calcext:value-type="string">
            <text:p>Charret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MAQUET</text:p>
          </table:table-cell>
          <table:table-cell table:style-name="ce20" office:value-type="string" calcext:value-type="string">
            <text:p>Marcel</text:p>
          </table:table-cell>
          <table:table-cell table:style-name="ce20" office:value-type="string" calcext:value-type="string">
            <text:p>Jules</text:p>
          </table:table-cell>
          <table:table-cell table:style-name="ce20" table:number-columns-repeated="2"/>
          <table:table-cell table:style-name="ce22" office:value-type="date" office:date-value="1882-05-20" calcext:value-type="date">
            <text:p>1882-05-20</text:p>
          </table:table-cell>
          <table:table-cell table:style-name="ce22" office:value-type="date" office:date-value="1914-08-11" calcext:value-type="date">
            <text:p>1914-08-11</text:p>
          </table:table-cell>
          <table:table-cell table:style-name="ce20" office:value-type="string" calcext:value-type="string">
            <text:p>1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Falaise</text:p>
          </table:table-cell>
          <table:table-cell table:style-name="ce20" office:value-type="string" calcext:value-type="string">
            <text:p>Calvados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8.893501" calcext:value-type="float">
            <text:p>48.893501</text:p>
          </table:table-cell>
          <table:table-cell table:style-name="ce20" office:value-type="float" office:value="-0.201963" calcext:value-type="float">
            <text:p>-0.201963</text:p>
          </table:table-cell>
          <table:table-cell table:style-name="ce22" office:value-type="date" office:date-value="1915-06-23" calcext:value-type="date">
            <text:p>1915-06-23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Tétanos consécutif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number-columns-repeated="4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MASURIER</text:p>
          </table:table-cell>
          <table:table-cell table:style-name="ce20" office:value-type="string" calcext:value-type="string">
            <text:p>Georges</text:p>
          </table:table-cell>
          <table:table-cell table:style-name="ce20" office:value-type="string" calcext:value-type="string">
            <text:p>Eugène</text:p>
          </table:table-cell>
          <table:table-cell table:style-name="ce20" table:number-columns-repeated="2"/>
          <table:table-cell table:style-name="ce22" office:value-type="date" office:date-value="1893-02-01" calcext:value-type="date">
            <text:p>1893-02-01</text:p>
          </table:table-cell>
          <table:table-cell table:style-name="ce22" office:value-type="date" office:date-value="1915-05-10" calcext:value-type="date">
            <text:p>1915-05-10</text:p>
          </table:table-cell>
          <table:table-cell table:style-name="ce20" office:value-type="string" calcext:value-type="string">
            <text:p>36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Verdun</text:p>
          </table:table-cell>
          <table:table-cell table:style-name="ce20" office:value-type="string" calcext:value-type="string">
            <text:p>Meuse</text:p>
          </table:table-cell>
          <table:table-cell table:style-name="ce20"/>
          <table:table-cell office:value-type="float" office:value="49.159798" calcext:value-type="float">
            <text:p>49.159798</text:p>
          </table:table-cell>
          <table:table-cell office:value-type="float" office:value="5.384414" calcext:value-type="float">
            <text:p>5.384414</text:p>
          </table:table-cell>
          <table:table-cell table:style-name="ce22" office:value-type="date" office:date-value="1916-04-15" calcext:value-type="date">
            <text:p>1916-04-15</text:p>
          </table:table-cell>
          <table:table-cell table:style-name="ce8" table:formula="of:=[.O130]" office:value-type="date" office:date-value="1915-06-25" calcext:value-type="date">
            <text:p>1915-06-25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number-columns-repeated="4"/>
          <table:table-cell table:style-name="ce20" office:value-type="string" calcext:value-type="string">
            <text:p>Ajusteur mécanicien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MAUGIS</text:p>
          </table:table-cell>
          <table:table-cell table:style-name="ce20" office:value-type="string" calcext:value-type="string">
            <text:p>Léon</text:p>
          </table:table-cell>
          <table:table-cell table:style-name="ce20" office:value-type="string" calcext:value-type="string">
            <text:p>Maurice</text:p>
          </table:table-cell>
          <table:table-cell table:style-name="ce20" office:value-type="string" calcext:value-type="string">
            <text:p>Césaire</text:p>
          </table:table-cell>
          <table:table-cell table:style-name="ce20" office:value-type="string" calcext:value-type="string">
            <text:p>Elisée</text:p>
          </table:table-cell>
          <table:table-cell table:style-name="ce22" office:value-type="date" office:date-value="1895-08-18" calcext:value-type="date">
            <text:p>1895-08-18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8 RCMM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Seddul Bahr</text:p>
          </table:table-cell>
          <table:table-cell table:style-name="ce20" office:value-type="string" calcext:value-type="string">
            <text:p>Marmara</text:p>
          </table:table-cell>
          <table:table-cell table:style-name="ce20"/>
          <table:table-cell office:value-type="float" office:value="40.069374" calcext:value-type="float">
            <text:p>40.069374</text:p>
          </table:table-cell>
          <table:table-cell office:value-type="float" office:value="26.234733" calcext:value-type="float">
            <text:p>26.234733</text:p>
          </table:table-cell>
          <table:table-cell table:style-name="ce22" office:value-type="date" office:date-value="1915-06-25" calcext:value-type="date">
            <text:p>1915-06-25</text:p>
          </table:table-cell>
          <table:table-cell table:formula="of:=[.O131]" office:value-type="date" office:date-value="1915-10-14" calcext:value-type="date">
            <text:p>1915-10-14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19" calcext:value-type="float">
            <text:p>19</text:p>
          </table:table-cell>
          <table:table-cell table:style-name="ce20" table:number-columns-repeated="4"/>
          <table:table-cell table:style-name="ce20" office:value-type="string" calcext:value-type="string">
            <text:p>Employé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MONTIER</text:p>
          </table:table-cell>
          <table:table-cell table:style-name="ce20" office:value-type="string" calcext:value-type="string">
            <text:p>Emile</text:p>
          </table:table-cell>
          <table:table-cell table:style-name="ce20" office:value-type="string" calcext:value-type="string">
            <text:p>Henri</text:p>
          </table:table-cell>
          <table:table-cell table:style-name="ce20" table:number-columns-repeated="2"/>
          <table:table-cell table:style-name="ce22" office:value-type="date" office:date-value="1895-02-12" calcext:value-type="date">
            <text:p>1895-02-12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236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Vitry-le-François</text:p>
          </table:table-cell>
          <table:table-cell table:style-name="ce20" office:value-type="string" calcext:value-type="string">
            <text:p>Marne</text:p>
          </table:table-cell>
          <table:table-cell table:style-name="ce20" office:value-type="string" calcext:value-type="string">
            <text:p>Oui</text:p>
          </table:table-cell>
          <table:table-cell office:value-type="float" office:value="48.725958" calcext:value-type="float">
            <text:p>48.725958</text:p>
          </table:table-cell>
          <table:table-cell office:value-type="float" office:value="4.585271" calcext:value-type="float">
            <text:p>4.585271</text:p>
          </table:table-cell>
          <table:table-cell table:style-name="ce22" office:value-type="date" office:date-value="1915-10-14" calcext:value-type="date">
            <text:p>1915-10-14</text:p>
          </table:table-cell>
          <table:table-cell table:formula="of:=[.O132]" office:value-type="date" office:date-value="1917-04-16" calcext:value-type="date">
            <text:p>1917-04-16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2"/>
          <table:table-cell table:style-name="ce22" office:value-type="date" office:date-value="1915-10-12" calcext:value-type="date">
            <text:p>1915-10-12</text:p>
          </table:table-cell>
          <table:table-cell table:style-name="ce20" office:value-type="string" calcext:value-type="string">
            <text:p>Tahure (Marne)</text:p>
          </table:table-cell>
          <table:table-cell table:style-name="ce20" office:value-type="string" calcext:value-type="string">
            <text:p>Charret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MONVILLE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Henri</text:p>
          </table:table-cell>
          <table:table-cell table:style-name="ce20" table:number-columns-repeated="2"/>
          <table:table-cell table:style-name="ce22" office:value-type="date" office:date-value="1895-01-09" calcext:value-type="date">
            <text:p>1895-01-09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73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Craonne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table:style-name="ce20" office:value-type="float" office:value="49.439099" calcext:value-type="float">
            <text:p>49.439099</text:p>
          </table:table-cell>
          <table:table-cell table:style-name="ce20" office:value-type="float" office:value="3.785623" calcext:value-type="float">
            <text:p>3.785623</text:p>
          </table:table-cell>
          <table:table-cell table:style-name="ce22" office:value-type="date" office:date-value="1917-04-16" calcext:value-type="date">
            <text:p>1917-04-16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2" calcext:value-type="float">
            <text:p>22</text:p>
          </table:table-cell>
          <table:table-cell table:style-name="ce20"/>
          <table:table-cell table:style-name="ce20" office:value-type="string" calcext:value-type="string">
            <text:p>Croix de guerre / Médaille militaire</text:p>
          </table:table-cell>
          <table:table-cell table:style-name="ce20" table:number-columns-repeated="2"/>
          <table:table-cell table:style-name="ce20" office:value-type="string" calcext:value-type="string">
            <text:p>Livreu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MORIN</text:p>
          </table:table-cell>
          <table:table-cell table:style-name="ce20" office:value-type="string" calcext:value-type="string">
            <text:p>Alphonse</text:p>
          </table:table-cell>
          <table:table-cell table:style-name="ce20" office:value-type="string" calcext:value-type="string">
            <text:p>Jules</text:p>
          </table:table-cell>
          <table:table-cell table:style-name="ce20" table:number-columns-repeated="2"/>
          <table:table-cell table:style-name="ce22" office:value-type="date" office:date-value="1884-05-17" calcext:value-type="date">
            <text:p>1884-05-17</text:p>
          </table:table-cell>
          <table:table-cell table:style-name="ce22" office:value-type="date" office:date-value="1914-08-04" calcext:value-type="date">
            <text:p>1914-08-04</text:p>
          </table:table-cell>
          <table:table-cell table:style-name="ce20" office:value-type="string" calcext:value-type="string">
            <text:p>22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Maricourt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table:style-name="ce20" office:value-type="float" office:value="49.980439" calcext:value-type="float">
            <text:p>49.980439</text:p>
          </table:table-cell>
          <table:table-cell table:style-name="ce20" office:value-type="float" office:value="2.787189" calcext:value-type="float">
            <text:p>2.787189</text:p>
          </table:table-cell>
          <table:table-cell table:style-name="ce22" office:value-type="date" office:date-value="1914-12-17" calcext:value-type="date">
            <text:p>1914-12-17</text:p>
          </table:table-cell>
          <table:table-cell table:formula="of:=[.O134]" office:value-type="date" office:date-value="1916-11-04" calcext:value-type="date">
            <text:p>1916-11-04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number-columns-repeated="4"/>
          <table:table-cell table:style-name="ce20" office:value-type="string" calcext:value-type="string">
            <text:p>Maçon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NAZE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Pierre</text:p>
          </table:table-cell>
          <table:table-cell table:style-name="ce20" table:number-columns-repeated="2"/>
          <table:table-cell table:style-name="ce22" office:value-type="date" office:date-value="1894-12-15" calcext:value-type="date">
            <text:p>1894-12-15</text:p>
          </table:table-cell>
          <table:table-cell table:style-name="ce22" office:value-type="date" office:date-value="1914-09-01" calcext:value-type="date">
            <text:p>1914-09-01</text:p>
          </table:table-cell>
          <table:table-cell table:style-name="ce20" office:value-type="string" calcext:value-type="string">
            <text:p>1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Hérouville-Saint-Clair</text:p>
          </table:table-cell>
          <table:table-cell table:style-name="ce20" office:value-type="string" calcext:value-type="string">
            <text:p>Calvados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203471" calcext:value-type="float">
            <text:p>49.203471</text:p>
          </table:table-cell>
          <table:table-cell table:style-name="ce20" office:value-type="float" office:value="-0.333656" calcext:value-type="float">
            <text:p>-0.333656</text:p>
          </table:table-cell>
          <table:table-cell table:style-name="ce22" office:value-type="date" office:date-value="1916-11-04" calcext:value-type="date">
            <text:p>1916-11-04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Maladie contractée en servic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number-columns-repeated="4"/>
          <table:table-cell table:style-name="ce20" office:value-type="string" calcext:value-type="string">
            <text:p>Forgeron carross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NOEL</text:p>
          </table:table-cell>
          <table:table-cell table:style-name="ce20" office:value-type="string" calcext:value-type="string">
            <text:p>Raoul</text:p>
          </table:table-cell>
          <table:table-cell table:style-name="ce20" office:value-type="string" calcext:value-type="string">
            <text:p>Fernand</text:p>
          </table:table-cell>
          <table:table-cell table:style-name="ce20" table:number-columns-repeated="2"/>
          <table:table-cell table:style-name="ce22" office:value-type="date" office:date-value="1876-11-11" calcext:value-type="date">
            <text:p>1876-11-11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24 RIT</text:p>
          </table:table-cell>
          <table:table-cell table:style-name="ce20" office:value-type="string" calcext:value-type="string">
            <text:p>Soldat 2e classe</text:p>
          </table:table-cell>
          <table:table-cell office:value-type="string" calcext:value-type="string">
            <text:p>Souain-Perthes-lès-Hurlus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184026" calcext:value-type="float">
            <text:p>49.184026</text:p>
          </table:table-cell>
          <table:table-cell table:style-name="ce20" office:value-type="float" office:value="4.544413" calcext:value-type="float">
            <text:p>4.544413</text:p>
          </table:table-cell>
          <table:table-cell table:style-name="ce22" office:value-type="date" office:date-value="1915-10-06" calcext:value-type="date">
            <text:p>1915-10-06</text:p>
          </table:table-cell>
          <table:table-cell table:style-name="ce8" table:formula="of:=[.O136]" office:value-type="date" office:date-value="1914-08-24" calcext:value-type="date">
            <text:p>1914-08-24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8" calcext:value-type="float">
            <text:p>38</text:p>
          </table:table-cell>
          <table:table-cell table:style-name="ce20" table:number-columns-repeated="4"/>
          <table:table-cell table:style-name="ce20" office:value-type="string" calcext:value-type="string">
            <text:p>Domestique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O’REILLY</text:p>
          </table:table-cell>
          <table:table-cell table:style-name="ce20" office:value-type="string" calcext:value-type="string">
            <text:p>André</text:p>
          </table:table-cell>
          <table:table-cell table:style-name="ce20" office:value-type="string" calcext:value-type="string">
            <text:p>Marie</text:p>
          </table:table-cell>
          <table:table-cell table:style-name="ce20" office:value-type="string" calcext:value-type="string">
            <text:p>Laurent</text:p>
          </table:table-cell>
          <table:table-cell table:style-name="ce20" office:value-type="string" calcext:value-type="string">
            <text:p>Farell</text:p>
          </table:table-cell>
          <table:table-cell table:style-name="ce22" office:value-type="date" office:date-value="1857-05-07" calcext:value-type="date">
            <text:p>1857-05-07</text:p>
          </table:table-cell>
          <table:table-cell table:style-name="ce22"/>
          <table:table-cell table:style-name="ce20" office:value-type="string" calcext:value-type="string">
            <text:p>26 RIT</text:p>
          </table:table-cell>
          <table:table-cell table:style-name="ce20" office:value-type="string" calcext:value-type="string">
            <text:p>Commandant</text:p>
          </table:table-cell>
          <table:table-cell table:style-name="ce20" office:value-type="string" calcext:value-type="string">
            <text:p>Crespin</text:p>
          </table:table-cell>
          <table:table-cell table:style-name="ce20" office:value-type="string" calcext:value-type="string">
            <text:p>Nord</text:p>
          </table:table-cell>
          <table:table-cell table:style-name="ce20"/>
          <table:table-cell table:style-name="ce20" office:value-type="float" office:value="50.421042" calcext:value-type="float">
            <text:p>50.421042</text:p>
          </table:table-cell>
          <table:table-cell table:style-name="ce20" office:value-type="float" office:value="3.650714" calcext:value-type="float">
            <text:p>3.650714</text:p>
          </table:table-cell>
          <table:table-cell table:style-name="ce22" office:value-type="date" office:date-value="1914-08-24" calcext:value-type="date">
            <text:p>1914-08-24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57" calcext:value-type="float">
            <text:p>57</text:p>
          </table:table-cell>
          <table:table-cell table:style-name="ce20" table:number-columns-repeated="5"/>
          <table:table-cell office:value-type="string" calcext:value-type="string">
            <text:p>Pas de registre de matricule militaire ?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ODIEVRE</text:p>
          </table:table-cell>
          <table:table-cell table:style-name="ce20" office:value-type="string" calcext:value-type="string">
            <text:p>Jules</text:p>
          </table:table-cell>
          <table:table-cell table:style-name="ce20" office:value-type="string" calcext:value-type="string">
            <text:p>Joseph</text:p>
          </table:table-cell>
          <table:table-cell table:style-name="ce20" office:value-type="string" calcext:value-type="string">
            <text:p>Alexis</text:p>
          </table:table-cell>
          <table:table-cell table:style-name="ce20"/>
          <table:table-cell table:style-name="ce22" office:value-type="date" office:date-value="1890-07-17" calcext:value-type="date">
            <text:p>1890-07-17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1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Göttingen</text:p>
          </table:table-cell>
          <table:table-cell table:style-name="ce20" office:value-type="string" calcext:value-type="string">
            <text:p>Allemag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51.541025" calcext:value-type="float">
            <text:p>51.541025</text:p>
          </table:table-cell>
          <table:table-cell table:style-name="ce20" office:value-type="float" office:value="9.915727" calcext:value-type="float">
            <text:p>9.915727</text:p>
          </table:table-cell>
          <table:table-cell table:style-name="ce22" office:value-type="date" office:date-value="1914-09-23" calcext:value-type="date">
            <text:p>1914-09-23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4"/>
          <table:table-cell table:style-name="ce20" office:value-type="string" calcext:value-type="string">
            <text:p>Domestique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ce37" office:value-type="string" calcext:value-type="string">
            <text:p>ONFROY</text:p>
          </table:table-cell>
          <table:table-cell table:style-name="ce20" office:value-type="string" calcext:value-type="string">
            <text:p>Eugène</text:p>
          </table:table-cell>
          <table:table-cell table:style-name="ce20" office:value-type="string" calcext:value-type="string">
            <text:p>Auguste</text:p>
          </table:table-cell>
          <table:table-cell table:style-name="ce20" office:value-type="string" calcext:value-type="string">
            <text:p>Edouard</text:p>
          </table:table-cell>
          <table:table-cell table:style-name="ce20"/>
          <table:table-cell table:style-name="ce22" office:value-type="date" office:date-value="1892-11-16" calcext:value-type="date">
            <text:p>1892-11-16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11 RA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Fismes</text:p>
          </table:table-cell>
          <table:table-cell table:style-name="ce20" office:value-type="string" calcext:value-type="string">
            <text:p>Mar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307184" calcext:value-type="float">
            <text:p>49.307184</text:p>
          </table:table-cell>
          <table:table-cell table:style-name="ce20" office:value-type="float" office:value="3.680286" calcext:value-type="float">
            <text:p>3.680286</text:p>
          </table:table-cell>
          <table:table-cell table:style-name="ce22" office:value-type="date" office:date-value="1914-11-10" calcext:value-type="date">
            <text:p>1914-11-10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Maladie broncho-pneumoni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number-columns-repeated="4"/>
          <table:table-cell table:style-name="ce20" office:value-type="string" calcext:value-type="string">
            <text:p>Cultivateu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ONFROY</text:p>
          </table:table-cell>
          <table:table-cell table:style-name="ce20" office:value-type="string" calcext:value-type="string">
            <text:p>Louis</text:p>
          </table:table-cell>
          <table:table-cell table:style-name="ce20" office:value-type="string" calcext:value-type="string">
            <text:p>Célestin</text:p>
          </table:table-cell>
          <table:table-cell table:style-name="ce20" office:value-type="string" calcext:value-type="string">
            <text:p>Pierre</text:p>
          </table:table-cell>
          <table:table-cell table:style-name="ce20"/>
          <table:table-cell table:style-name="ce22" office:value-type="date" office:date-value="1891-04-10" calcext:value-type="date">
            <text:p>1891-04-10</text:p>
          </table:table-cell>
          <table:table-cell table:style-name="ce22" office:value-type="date" office:date-value="1912-10-09" calcext:value-type="date">
            <text:p>1912-10-09</text:p>
          </table:table-cell>
          <table:table-cell table:style-name="ce20" office:value-type="string" calcext:value-type="string">
            <text:p>24 RIT</text:p>
          </table:table-cell>
          <table:table-cell table:style-name="ce20" office:value-type="string" calcext:value-type="string">
            <text:p>Sergent</text:p>
          </table:table-cell>
          <table:table-cell table:style-name="ce20" office:value-type="string" calcext:value-type="string">
            <text:p>Mannheim</text:p>
          </table:table-cell>
          <table:table-cell table:style-name="ce20" office:value-type="string" calcext:value-type="string">
            <text:p>Allemag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4872" calcext:value-type="float">
            <text:p>49.4872</text:p>
          </table:table-cell>
          <table:table-cell table:style-name="ce20" office:value-type="float" office:value="8.46604" calcext:value-type="float">
            <text:p>8.46604</text:p>
          </table:table-cell>
          <table:table-cell table:style-name="ce22" office:value-type="date" office:date-value="1918-09-19" calcext:value-type="date">
            <text:p>1918-09-19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Décédé en captivité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number-columns-repeated="4"/>
          <table:table-cell table:style-name="ce20" office:value-type="string" calcext:value-type="string">
            <text:p>Jardinier</text:p>
          </table:table-cell>
          <table:table-cell table:style-name="ce20"/>
          <table:table-cell table:style-name="ce8" office:value-type="date" office:date-value="1916-06-01" calcext:value-type="date">
            <text:p>1916-06-01</text:p>
          </table:table-cell>
          <table:table-cell office:value-type="string" calcext:value-type="string">
            <text:p>Vaux devant Damloup (Meuse)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PICARD</text:p>
          </table:table-cell>
          <table:table-cell table:style-name="ce20" office:value-type="string" calcext:value-type="string">
            <text:p>François</text:p>
          </table:table-cell>
          <table:table-cell table:style-name="ce20" office:value-type="string" calcext:value-type="string">
            <text:p>Emile</text:p>
          </table:table-cell>
          <table:table-cell table:style-name="ce20" table:number-columns-repeated="2"/>
          <table:table-cell table:style-name="ce22" office:value-type="date" office:date-value="1881-10-24" calcext:value-type="date">
            <text:p>1881-10-24</text:p>
          </table:table-cell>
          <table:table-cell table:style-name="ce20"/>
          <table:table-cell table:style-name="ce20" office:value-type="string" calcext:value-type="string">
            <text:p>116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Sommepy-Tahure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office:value-type="float" office:value="49.25057" calcext:value-type="float">
            <text:p>49.25057</text:p>
          </table:table-cell>
          <table:table-cell office:value-type="float" office:value="4.557162" calcext:value-type="float">
            <text:p>4.557162</text:p>
          </table:table-cell>
          <table:table-cell table:style-name="ce22" office:value-type="date" office:date-value="1918-09-29" calcext:value-type="date">
            <text:p>1918-09-29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Domestique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PIOGER</text:p>
          </table:table-cell>
          <table:table-cell table:style-name="ce20" office:value-type="string" calcext:value-type="string">
            <text:p>Gabriel</text:p>
          </table:table-cell>
          <table:table-cell table:style-name="ce20" office:value-type="string" calcext:value-type="string">
            <text:p>François</text:p>
          </table:table-cell>
          <table:table-cell table:style-name="ce20" table:number-columns-repeated="2"/>
          <table:table-cell table:style-name="ce22" office:value-type="date" office:date-value="1887-08-15" calcext:value-type="date">
            <text:p>1887-08-15</text:p>
          </table:table-cell>
          <table:table-cell table:style-name="ce22" office:value-type="date" office:date-value="1914-08-05" calcext:value-type="date">
            <text:p>1914-08-05</text:p>
          </table:table-cell>
          <table:table-cell table:style-name="ce20" office:value-type="string" calcext:value-type="string">
            <text:p>224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Amiens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table:style-name="ce20" office:value-type="float" office:value="49.893965" calcext:value-type="float">
            <text:p>49.893965</text:p>
          </table:table-cell>
          <table:table-cell table:style-name="ce20" office:value-type="float" office:value="2.295754" calcext:value-type="float">
            <text:p>2.295754</text:p>
          </table:table-cell>
          <table:table-cell table:style-name="ce22" office:value-type="date" office:date-value="1915-01-20" calcext:value-type="date">
            <text:p>1915-01-20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number-columns-repeated="4"/>
          <table:table-cell table:style-name="ce20" office:value-type="string" calcext:value-type="string">
            <text:p>Couvreu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PIOGER</text:p>
          </table:table-cell>
          <table:table-cell table:style-name="ce20" office:value-type="string" calcext:value-type="string">
            <text:p>Albert</text:p>
          </table:table-cell>
          <table:table-cell table:style-name="ce20" office:value-type="string" calcext:value-type="string">
            <text:p>Marcel</text:p>
          </table:table-cell>
          <table:table-cell table:style-name="ce20" table:number-columns-repeated="2"/>
          <table:table-cell table:style-name="ce22" office:value-type="date" office:date-value="1881-12-17" calcext:value-type="date">
            <text:p>1881-12-17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319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Ville-sur-Tourbe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187346" calcext:value-type="float">
            <text:p>49.187346</text:p>
          </table:table-cell>
          <table:table-cell table:style-name="ce20" office:value-type="float" office:value="4.786693" calcext:value-type="float">
            <text:p>4.786693</text:p>
          </table:table-cell>
          <table:table-cell table:style-name="ce22" office:value-type="date" office:date-value="1915-09-25" calcext:value-type="date">
            <text:p>1915-09-25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number-columns-repeated="4"/>
          <table:table-cell table:style-name="ce20" office:value-type="string" calcext:value-type="string">
            <text:p>Zingueur plombier</text:p>
          </table:table-cell>
          <table:table-cell table:style-name="ce20"/>
          <table:table-cell table:number-columns-repeated="998"/>
        </table:table-row>
        <table:table-row table:style-name="ro2">
          <table:table-cell table:style-name="ce20" office:value-type="string" calcext:value-type="string">
            <text:p>PLANCHON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Michel</text:p>
          </table:table-cell>
          <table:table-cell table:style-name="ce20" table:number-columns-repeated="2"/>
          <table:table-cell table:style-name="ce22" office:value-type="date" office:date-value="1893-07-24" calcext:value-type="date">
            <text:p>1893-07-24</text:p>
          </table:table-cell>
          <table:table-cell table:style-name="ce22"/>
          <table:table-cell table:style-name="ce20" office:value-type="string" calcext:value-type="string">
            <text:p>1<text:span text:style-name="T1">er</text:span> BMILA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Téboursouk</text:p>
          </table:table-cell>
          <table:table-cell table:style-name="ce20" office:value-type="string" calcext:value-type="string">
            <text:p>Tunisi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6.458955" calcext:value-type="float">
            <text:p>36.458955</text:p>
          </table:table-cell>
          <table:table-cell table:style-name="ce20" office:value-type="float" office:value="9.246679" calcext:value-type="float">
            <text:p>9.246679</text:p>
          </table:table-cell>
          <table:table-cell table:style-name="ce22" office:value-type="date" office:date-value="1918-04-02" calcext:value-type="date">
            <text:p>1918-04-02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Dysenterie</text:p>
          </table:table-cell>
          <table:table-cell table:style-name="ce20" office:value-type="string" calcext:value-type="string">
            <text:p>Non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4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2"/>
          <table:table-cell office:value-type="string" calcext:value-type="string">
            <text:p>Condamnation à 6 mois de prison le 1917-01-08 pour rébellion envers la force armé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POUPEL</text:p>
          </table:table-cell>
          <table:table-cell table:style-name="ce20" office:value-type="string" calcext:value-type="string">
            <text:p>Simon</text:p>
          </table:table-cell>
          <table:table-cell table:style-name="ce20" office:value-type="string" calcext:value-type="string">
            <text:p>Edouard</text:p>
          </table:table-cell>
          <table:table-cell table:style-name="ce20" office:value-type="string" calcext:value-type="string">
            <text:p>Isidore</text:p>
          </table:table-cell>
          <table:table-cell table:style-name="ce20" office:value-type="string" calcext:value-type="string">
            <text:p>Pierre</text:p>
          </table:table-cell>
          <table:table-cell table:style-name="ce22" office:value-type="date" office:date-value="1895-01-16" calcext:value-type="date">
            <text:p>1895-01-16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403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Mametz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table:style-name="ce20" office:value-type="float" office:value="49.997194" calcext:value-type="float">
            <text:p>49.997194</text:p>
          </table:table-cell>
          <table:table-cell table:style-name="ce20" office:value-type="float" office:value="2.735357" calcext:value-type="float">
            <text:p>2.735357</text:p>
          </table:table-cell>
          <table:table-cell table:style-name="ce22" office:value-type="date" office:date-value="1915-05-17" calcext:value-type="date">
            <text:p>1915-05-1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4"/>
          <table:table-cell table:style-name="ce20" office:value-type="string" calcext:value-type="string">
            <text:p>Quincaill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PRIEUX</text:p>
          </table:table-cell>
          <table:table-cell table:style-name="ce20" office:value-type="string" calcext:value-type="string">
            <text:p>Gustave</text:p>
          </table:table-cell>
          <table:table-cell table:style-name="ce20" office:value-type="string" calcext:value-type="string">
            <text:p>Léon</text:p>
          </table:table-cell>
          <table:table-cell table:style-name="ce20" table:number-columns-repeated="2"/>
          <table:table-cell table:style-name="ce22" office:value-type="date" office:date-value="1890-12-18" calcext:value-type="date">
            <text:p>1890-12-18</text:p>
          </table:table-cell>
          <table:table-cell table:style-name="ce22" office:value-type="date" office:date-value="1917-05-24" calcext:value-type="date">
            <text:p>1917-05-24</text:p>
          </table:table-cell>
          <table:table-cell table:style-name="ce20" office:value-type="string" calcext:value-type="string">
            <text:p>22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Vierzy</text:p>
          </table:table-cell>
          <table:table-cell table:style-name="ce20" office:value-type="string" calcext:value-type="string">
            <text:p>Ais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291714" calcext:value-type="float">
            <text:p>49.291714</text:p>
          </table:table-cell>
          <table:table-cell table:style-name="ce20" office:value-type="float" office:value="3.285055" calcext:value-type="float">
            <text:p>3.285055</text:p>
          </table:table-cell>
          <table:table-cell table:style-name="ce22" office:value-type="date" office:date-value="1918-09-16" calcext:value-type="date">
            <text:p>1918-09-16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number-columns-repeated="2"/>
          <table:table-cell table:style-name="ce22" office:value-type="date" office:date-value="1918-09-16" calcext:value-type="date">
            <text:p>1918-09-16</text:p>
          </table:table-cell>
          <table:table-cell table:style-name="ce20" office:value-type="string" calcext:value-type="string">
            <text:p>Vierzy (Aisne)</text:p>
          </table:table-cell>
          <table:table-cell table:style-name="ce20" office:value-type="string" calcext:value-type="string">
            <text:p>Cordonn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QUESNEY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Auguste</text:p>
          </table:table-cell>
          <table:table-cell table:style-name="ce20" office:value-type="string" calcext:value-type="string">
            <text:p>Emile</text:p>
          </table:table-cell>
          <table:table-cell table:style-name="ce20"/>
          <table:table-cell table:style-name="ce22" office:value-type="date" office:date-value="1895-05-22" calcext:value-type="date">
            <text:p>1895-05-22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160 RI</text:p>
          </table:table-cell>
          <table:table-cell table:style-name="ce20" office:value-type="string" calcext:value-type="string">
            <text:p>Caporal</text:p>
          </table:table-cell>
          <table:table-cell table:style-name="ce20" office:value-type="string" calcext:value-type="string">
            <text:p>Chemin des Dames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office:value-type="float" office:value="49.444089" calcext:value-type="float">
            <text:p>49.444089</text:p>
          </table:table-cell>
          <table:table-cell office:value-type="float" office:value="3.656559" calcext:value-type="float">
            <text:p>3.656559</text:p>
          </table:table-cell>
          <table:table-cell table:style-name="ce22" office:value-type="date" office:date-value="1917-05-06" calcext:value-type="date">
            <text:p>1917-05-06</text:p>
          </table:table-cell>
          <table:table-cell table:formula="of:=[.O147]" office:value-type="date" office:date-value="1915-09-27" calcext:value-type="date">
            <text:p>1915-09-27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number-columns-repeated="4"/>
          <table:table-cell table:style-name="ce20" office:value-type="string" calcext:value-type="string">
            <text:p>Brasseur</text:p>
          </table:table-cell>
          <table:table-cell table:style-name="ce20" table:number-columns-repeated="4"/>
          <table:table-cell table:number-columns-repeated="995"/>
        </table:table-row>
        <table:table-row table:style-name="ro1">
          <table:table-cell table:style-name="ce20" office:value-type="string" calcext:value-type="string">
            <text:p>RAAS</text:p>
          </table:table-cell>
          <table:table-cell table:style-name="ce20" office:value-type="string" calcext:value-type="string">
            <text:p>Pascal</text:p>
          </table:table-cell>
          <table:table-cell table:style-name="ce20" office:value-type="string" calcext:value-type="string">
            <text:p>Ernest</text:p>
          </table:table-cell>
          <table:table-cell table:style-name="ce20" table:number-columns-repeated="2"/>
          <table:table-cell table:style-name="ce22" office:value-type="date" office:date-value="1883-10-15" calcext:value-type="date">
            <text:p>1883-10-15</text:p>
          </table:table-cell>
          <table:table-cell table:style-name="ce22" office:value-type="date" office:date-value="1915-02-25" calcext:value-type="date">
            <text:p>1915-02-25</text:p>
          </table:table-cell>
          <table:table-cell table:style-name="ce20" office:value-type="string" calcext:value-type="string">
            <text:p>82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Lachalade</text:p>
          </table:table-cell>
          <table:table-cell table:style-name="ce20" office:value-type="string" calcext:value-type="string">
            <text:p>Meuse</text:p>
          </table:table-cell>
          <table:table-cell table:style-name="ce20"/>
          <table:table-cell table:style-name="ce20" office:value-type="float" office:value="49.16696" calcext:value-type="float">
            <text:p>49.16696</text:p>
          </table:table-cell>
          <table:table-cell table:style-name="ce20" office:value-type="float" office:value="4.959415" calcext:value-type="float">
            <text:p>4.959415</text:p>
          </table:table-cell>
          <table:table-cell table:style-name="ce22" office:value-type="date" office:date-value="1915-09-27" calcext:value-type="date">
            <text:p>1915-09-27</text:p>
          </table:table-cell>
          <table:table-cell table:formula="of:=[.O148]" office:value-type="date" office:date-value="1918-03-28" calcext:value-type="date">
            <text:p>1918-03-28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1" calcext:value-type="float">
            <text:p>31</text:p>
          </table:table-cell>
          <table:table-cell table:style-name="ce20" table:number-columns-repeated="4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2"/>
          <table:table-cell office:value-type="string" calcext:value-type="string">
            <text:p>Condamnation à 2 ans de travaux publics le 1915-04-07 pour « désertion en temps de guerre »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RENAUD</text:p>
          </table:table-cell>
          <table:table-cell table:style-name="ce20" office:value-type="string" calcext:value-type="string">
            <text:p>Gaston</text:p>
          </table:table-cell>
          <table:table-cell table:style-name="ce20" office:value-type="string" calcext:value-type="string">
            <text:p>Jules</text:p>
          </table:table-cell>
          <table:table-cell table:style-name="ce20" table:number-columns-repeated="2"/>
          <table:table-cell table:style-name="ce22" office:value-type="date" office:date-value="1884-09-23" calcext:value-type="date">
            <text:p>1884-09-23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52 RA</text:p>
          </table:table-cell>
          <table:table-cell table:style-name="ce20" office:value-type="string" calcext:value-type="string">
            <text:p>Brigadier</text:p>
          </table:table-cell>
          <table:table-cell table:style-name="ce20" office:value-type="string" calcext:value-type="string">
            <text:p>Pévy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310809" calcext:value-type="float">
            <text:p>49.310809</text:p>
          </table:table-cell>
          <table:table-cell table:style-name="ce20" office:value-type="float" office:value="3.845423" calcext:value-type="float">
            <text:p>3.845423</text:p>
          </table:table-cell>
          <table:table-cell table:style-name="ce22" office:value-type="date" office:date-value="1918-03-28" calcext:value-type="date">
            <text:p>1918-03-28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Accident en service commandé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number-columns-repeated="4"/>
          <table:table-cell table:style-name="ce20" office:value-type="string" calcext:value-type="string">
            <text:p>Bouch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Jean</text:p>
          </table:table-cell>
          <table:table-cell table:style-name="ce20" office:value-type="string" calcext:value-type="string">
            <text:p>Baptiste</text:p>
          </table:table-cell>
          <table:table-cell table:style-name="ce20" office:value-type="string" calcext:value-type="string">
            <text:p>Alexandre</text:p>
          </table:table-cell>
          <table:table-cell table:style-name="ce20"/>
          <table:table-cell table:style-name="ce22" office:value-type="date" office:date-value="1888-10-14" calcext:value-type="date">
            <text:p>1888-10-14</text:p>
          </table:table-cell>
          <table:table-cell table:style-name="ce22"/>
          <table:table-cell table:style-name="ce20" office:value-type="string" calcext:value-type="string">
            <text:p>3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Carnoy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office:value-type="float" office:value="49.984925" calcext:value-type="float">
            <text:p>49.984925</text:p>
          </table:table-cell>
          <table:table-cell office:value-type="float" office:value="2.75576" calcext:value-type="float">
            <text:p>2.75576</text:p>
          </table:table-cell>
          <table:table-cell table:style-name="ce22" office:value-type="date" office:date-value="1915-03-17" calcext:value-type="date">
            <text:p>1915-03-1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Tué par éclat d’obus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6" calcext:value-type="float">
            <text:p>26</text:p>
          </table:table-cell>
          <table:table-cell table:style-name="ce20" table:number-columns-repeated="5"/>
          <table:table-cell table:style-name="ce2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SAUNIER</text:p>
          </table:table-cell>
          <table:table-cell table:style-name="ce20" office:value-type="string" calcext:value-type="string">
            <text:p>André</text:p>
          </table:table-cell>
          <table:table-cell table:style-name="ce20" office:value-type="string" calcext:value-type="string">
            <text:p>Félix</text:p>
          </table:table-cell>
          <table:table-cell table:style-name="ce20" table:number-columns-repeated="2"/>
          <table:table-cell table:style-name="ce22" office:value-type="date" office:date-value="1895-08-21" calcext:value-type="date">
            <text:p>1895-08-21</text:p>
          </table:table-cell>
          <table:table-cell table:style-name="ce22" office:value-type="date" office:date-value="1914-12-18" calcext:value-type="date">
            <text:p>1914-12-18</text:p>
          </table:table-cell>
          <table:table-cell table:style-name="ce20" office:value-type="string" calcext:value-type="string">
            <text:p>7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Neuville-Saint-Vaast</text:p>
          </table:table-cell>
          <table:table-cell table:style-name="ce20" office:value-type="string" calcext:value-type="string">
            <text:p>Pas-de-Calais</text:p>
          </table:table-cell>
          <table:table-cell table:style-name="ce20"/>
          <table:table-cell office:value-type="float" office:value="50.355217" calcext:value-type="float">
            <text:p>50.355217</text:p>
          </table:table-cell>
          <table:table-cell office:value-type="float" office:value="2.760258" calcext:value-type="float">
            <text:p>2.760258</text:p>
          </table:table-cell>
          <table:table-cell table:style-name="ce22" office:value-type="date" office:date-value="1915-09-03" calcext:value-type="date">
            <text:p>1915-09-03</text:p>
          </table:table-cell>
          <table:table-cell table:formula="of:=[.O151]" office:value-type="date" office:date-value="1918-07-15" calcext:value-type="date">
            <text:p>1918-07-15</text:p>
          </table:table-cell>
          <table:table-cell table:style-name="ce25" office:value-type="float" office:value="11" calcext:value-type="float">
            <text:p>1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4"/>
          <table:table-cell table:style-name="ce20" office:value-type="string" calcext:value-type="string">
            <text:p>Typographe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20" office:value-type="string" calcext:value-type="string">
            <text:p>SAVOYE</text:p>
          </table:table-cell>
          <table:table-cell table:style-name="ce20" office:value-type="string" calcext:value-type="string">
            <text:p>Marcel</text:p>
          </table:table-cell>
          <table:table-cell table:style-name="ce20" office:value-type="string" calcext:value-type="string">
            <text:p>Robert</text:p>
          </table:table-cell>
          <table:table-cell table:style-name="ce20" table:number-columns-repeated="2"/>
          <table:table-cell table:style-name="ce22" office:value-type="date" office:date-value="1891-07-17" calcext:value-type="date">
            <text:p>1891-07-17</text:p>
          </table:table-cell>
          <table:table-cell table:style-name="ce22" office:value-type="date" office:date-value="1912-10-09" calcext:value-type="date">
            <text:p>1912-10-09</text:p>
          </table:table-cell>
          <table:table-cell table:style-name="ce20" office:value-type="string" calcext:value-type="string">
            <text:p>175 RAC</text:p>
          </table:table-cell>
          <table:table-cell table:style-name="ce20" office:value-type="string" calcext:value-type="string">
            <text:p>Brigadier</text:p>
          </table:table-cell>
          <table:table-cell table:style-name="ce20" office:value-type="string" calcext:value-type="string">
            <text:p>Dormans</text:p>
          </table:table-cell>
          <table:table-cell table:style-name="ce20" office:value-type="string" calcext:value-type="string">
            <text:p>Marne</text:p>
          </table:table-cell>
          <table:table-cell table:style-name="ce20"/>
          <table:table-cell table:style-name="ce20" office:value-type="float" office:value="49.074561" calcext:value-type="float">
            <text:p>49.074561</text:p>
          </table:table-cell>
          <table:table-cell table:style-name="ce20" office:value-type="float" office:value="3.638464" calcext:value-type="float">
            <text:p>3.638464</text:p>
          </table:table-cell>
          <table:table-cell table:style-name="ce22" office:value-type="date" office:date-value="1918-07-15" calcext:value-type="date">
            <text:p>1918-07-15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</text:p>
          </table:table-cell>
          <table:table-cell table:style-name="ce20" table:number-columns-repeated="2"/>
          <table:table-cell table:style-name="ce20" office:value-type="string" calcext:value-type="string">
            <text:p>Boulang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SORTEMBOC</text:p>
          </table:table-cell>
          <table:table-cell table:style-name="ce20" office:value-type="string" calcext:value-type="string">
            <text:p>André</text:p>
          </table:table-cell>
          <table:table-cell table:style-name="ce20" office:value-type="string" calcext:value-type="string">
            <text:p>Auguste</text:p>
          </table:table-cell>
          <table:table-cell table:style-name="ce20" table:number-columns-repeated="2"/>
          <table:table-cell table:style-name="ce22" office:value-type="date" office:date-value="1887-11-10" calcext:value-type="date">
            <text:p>1887-11-10</text:p>
          </table:table-cell>
          <table:table-cell table:style-name="ce22" office:value-type="date" office:date-value="1914-08-03" calcext:value-type="date">
            <text:p>1914-08-03</text:p>
          </table:table-cell>
          <table:table-cell table:style-name="ce20" office:value-type="string" calcext:value-type="string">
            <text:p>329 RI</text:p>
          </table:table-cell>
          <table:table-cell table:style-name="ce20" office:value-type="string" calcext:value-type="string">
            <text:p>Soldat</text:p>
          </table:table-cell>
          <table:table-cell table:style-name="ce20" office:value-type="string" calcext:value-type="string">
            <text:p>Berry-au-Bac</text:p>
          </table:table-cell>
          <table:table-cell table:style-name="ce20" office:value-type="string" calcext:value-type="string">
            <text:p>Aisne</text:p>
          </table:table-cell>
          <table:table-cell table:style-name="ce20"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table:style-name="ce22" office:value-type="date" office:date-value="1914-09-14" calcext:value-type="date">
            <text:p>1914-09-14</text:p>
          </table:table-cell>
          <table:table-cell table:style-name="ce8" table:formula="of:=[.O153]" office:value-type="date" office:date-value="1918-11-02" calcext:value-type="date">
            <text:p>1918-11-02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6" calcext:value-type="float">
            <text:p>26</text:p>
          </table:table-cell>
          <table:table-cell table:style-name="ce20" table:number-columns-repeated="4"/>
          <table:table-cell table:style-name="ce20" office:value-type="string" calcext:value-type="string">
            <text:p>Journa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7" office:value-type="string" calcext:value-type="string">
            <text:p>SORTEMBOC</text:p>
          </table:table-cell>
          <table:table-cell table:style-name="ce20" office:value-type="string" calcext:value-type="string">
            <text:p>Fernand</text:p>
          </table:table-cell>
          <table:table-cell table:style-name="ce20" office:value-type="string" calcext:value-type="string">
            <text:p>Louis</text:p>
          </table:table-cell>
          <table:table-cell table:style-name="ce20" office:value-type="string" calcext:value-type="string">
            <text:p>Victorin</text:p>
          </table:table-cell>
          <table:table-cell table:style-name="ce20"/>
          <table:table-cell table:style-name="ce22" office:value-type="date" office:date-value="1893-12-01" calcext:value-type="date">
            <text:p>1893-12-01</text:p>
          </table:table-cell>
          <table:table-cell table:style-name="ce22" office:value-type="date" office:date-value="1913-11-20" calcext:value-type="date">
            <text:p>1913-11-20</text:p>
          </table:table-cell>
          <table:table-cell table:style-name="ce20" office:value-type="string" calcext:value-type="string">
            <text:p>407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Reims</text:p>
          </table:table-cell>
          <table:table-cell table:style-name="ce20" office:value-type="string" calcext:value-type="string">
            <text:p>Marn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9.258235" calcext:value-type="float">
            <text:p>49.258235</text:p>
          </table:table-cell>
          <table:table-cell table:style-name="ce20" office:value-type="float" office:value="4.031718" calcext:value-type="float">
            <text:p>4.031718</text:p>
          </table:table-cell>
          <table:table-cell table:style-name="ce22" office:value-type="date" office:date-value="1918-11-02" calcext:value-type="date">
            <text:p>1918-11-02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6"/>
          <table:table-cell table:number-columns-repeated="2"/>
          <table:table-cell office:value-type="string" calcext:value-type="string">
            <text:p>Condamnation à 3 ans de travaux publics avec sursis le 1917-10-25 pour désertion à l’intérieur en temps de guerre (1917-09-04) / Déserteur le 1918-08-30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TAUVEL</text:p>
          </table:table-cell>
          <table:table-cell table:style-name="ce20" office:value-type="string" calcext:value-type="string">
            <text:p>Narcisse</text:p>
          </table:table-cell>
          <table:table-cell table:style-name="ce20" office:value-type="string" calcext:value-type="string">
            <text:p>Isidore</text:p>
          </table:table-cell>
          <table:table-cell table:style-name="ce20" table:number-columns-repeated="2"/>
          <table:table-cell table:style-name="ce22" office:value-type="date" office:date-value="1885-05-07" calcext:value-type="date">
            <text:p>1885-05-07</text:p>
          </table:table-cell>
          <table:table-cell table:style-name="ce22"/>
          <table:table-cell table:style-name="ce20" office:value-type="string" calcext:value-type="string">
            <text:p>27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Cappy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table:style-name="ce20" office:value-type="float" office:value="49.928271" calcext:value-type="float">
            <text:p>49.928271</text:p>
          </table:table-cell>
          <table:table-cell table:style-name="ce20" office:value-type="float" office:value="2.75676" calcext:value-type="float">
            <text:p>2.75676</text:p>
          </table:table-cell>
          <table:table-cell table:style-name="ce22" office:value-type="date" office:date-value="1916-02-07" calcext:value-type="date">
            <text:p>1916-02-0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2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ce37" office:value-type="string" calcext:value-type="string">
            <text:p>TAUVEL</text:p>
          </table:table-cell>
          <table:table-cell table:style-name="ce20" office:value-type="string" calcext:value-type="string">
            <text:p>Cyprien</text:p>
          </table:table-cell>
          <table:table-cell table:style-name="ce20" office:value-type="string" calcext:value-type="string">
            <text:p>Désiré</text:p>
          </table:table-cell>
          <table:table-cell table:style-name="ce20" table:number-columns-repeated="2"/>
          <table:table-cell table:style-name="ce22" office:value-type="date" office:date-value="1884-02-22" calcext:value-type="date">
            <text:p>1884-02-22</text:p>
          </table:table-cell>
          <table:table-cell table:style-name="ce22" office:value-type="date" office:date-value="1914-08-02" calcext:value-type="date">
            <text:p>1914-08-02</text:p>
          </table:table-cell>
          <table:table-cell table:style-name="ce20" office:value-type="string" calcext:value-type="string">
            <text:p>224 RI</text:p>
          </table:table-cell>
          <table:table-cell table:style-name="ce20" office:value-type="string" calcext:value-type="string">
            <text:p>Soldat 2e classe</text:p>
          </table:table-cell>
          <table:table-cell table:style-name="ce20" office:value-type="string" calcext:value-type="string">
            <text:p>Maricourt</text:p>
          </table:table-cell>
          <table:table-cell table:style-name="ce20" office:value-type="string" calcext:value-type="string">
            <text:p>Somme</text:p>
          </table:table-cell>
          <table:table-cell table:style-name="ce20"/>
          <table:table-cell table:style-name="ce20" office:value-type="float" office:value="49.980439" calcext:value-type="float">
            <text:p>49.980439</text:p>
          </table:table-cell>
          <table:table-cell table:style-name="ce20" office:value-type="float" office:value="2.787189" calcext:value-type="float">
            <text:p>2.787189</text:p>
          </table:table-cell>
          <table:table-cell table:style-name="ce22" office:value-type="date" office:date-value="1914-12-17" calcext:value-type="date">
            <text:p>1914-12-17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Tué à l’ennemi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number-columns-repeated="4"/>
          <table:table-cell table:style-name="ce20" office:value-type="string" calcext:value-type="string">
            <text:p>Ouvrier huilier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Default" office:value-type="string" calcext:value-type="string">
            <text:p>TESSIER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1-10-19" calcext:value-type="date">
            <text:p>1881-10-19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office:value-type="date" office:date-value="1914-09-24" calcext:value-type="date">
            <text:p>1914-09-24</text:p>
          </table:table-cell>
          <table:table-cell table:style-name="ce8" table:formula="of:=[.O157]" office:value-type="date" office:date-value="1918-07-14" calcext:value-type="date">
            <text:p>1918-07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TROUSS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Léon</text:p>
          </table:table-cell>
          <table:table-cell table:number-columns-repeated="2"/>
          <table:table-cell office:value-type="date" office:date-value="1874-04-10" calcext:value-type="date">
            <text:p>1874-04-10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65 RA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Oissel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float" office:value="49.339654" calcext:value-type="float">
            <text:p>49.339654</text:p>
          </table:table-cell>
          <table:table-cell office:value-type="float" office:value="1.089753" calcext:value-type="float">
            <text:p>1.089753</text:p>
          </table:table-cell>
          <table:table-cell office:value-type="date" office:date-value="1918-07-14" calcext:value-type="date">
            <text:p>1918-07-1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Tuberculose pulmonai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TUBOEUF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4-07-30" calcext:value-type="date">
            <text:p>1884-07-30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329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403" calcext:value-type="float">
            <text:p>49.403</text:p>
          </table:table-cell>
          <table:table-cell office:value-type="float" office:value="3.899599" calcext:value-type="float">
            <text:p>3.899599</text:p>
          </table:table-cell>
          <table:table-cell office:value-type="date" office:date-value="1915-04-14" calcext:value-type="date">
            <text:p>1915-04-1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TUFEL</text:p>
          </table:table-cell>
          <table:table-cell table:style-name="ce20" office:value-type="string" calcext:value-type="string">
            <text:p>Emile</text:p>
          </table:table-cell>
          <table:table-cell table:style-name="ce20" office:value-type="string" calcext:value-type="string">
            <text:p>Eugène</text:p>
          </table:table-cell>
          <table:table-cell table:style-name="ce20" office:value-type="string" calcext:value-type="string">
            <text:p>Georges</text:p>
          </table:table-cell>
          <table:table-cell table:style-name="ce20"/>
          <table:table-cell table:style-name="ce22" office:value-type="date" office:date-value="1891-10-25" calcext:value-type="date">
            <text:p>1891-10-25</text:p>
          </table:table-cell>
          <table:table-cell table:style-name="ce22" office:value-type="date" office:date-value="1912-10-10" calcext:value-type="date">
            <text:p>1912-10-10</text:p>
          </table:table-cell>
          <table:table-cell table:style-name="ce20" office:value-type="string" calcext:value-type="string">
            <text:p>6 RAP</text:p>
          </table:table-cell>
          <table:table-cell table:style-name="ce20" office:value-type="string" calcext:value-type="string">
            <text:p>2<text:span text:style-name="T1">e</text:span> canonnier servant</text:p>
          </table:table-cell>
          <table:table-cell table:style-name="ce20" office:value-type="string" calcext:value-type="string">
            <text:p>Commercy</text:p>
          </table:table-cell>
          <table:table-cell table:style-name="ce20" office:value-type="string" calcext:value-type="string">
            <text:p>Meus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48.763707" calcext:value-type="float">
            <text:p>48.763707</text:p>
          </table:table-cell>
          <table:table-cell table:style-name="ce20" office:value-type="float" office:value="5.592346" calcext:value-type="float">
            <text:p>5.592346</text:p>
          </table:table-cell>
          <table:table-cell table:style-name="ce22" office:value-type="date" office:date-value="1918-02-15" calcext:value-type="date">
            <text:p>1918-02-15</text:p>
          </table:table-cell>
          <table:table-cell office:value-type="date" office:date-value="1919-01-19" calcext:value-type="date">
            <text:p>1919-01-19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Suites de blessures de guerr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Croix de guerre / Médaille militaire</text:p>
          </table:table-cell>
          <table:table-cell table:style-name="ce20" table:number-columns-repeated="2"/>
          <table:table-cell table:style-name="ce20" office:value-type="string" calcext:value-type="string">
            <text:p>Tréfileur</text:p>
          </table:table-cell>
          <table:table-cell table:style-name="ce20" table:number-columns-repeated="4"/>
          <table:table-cell table:number-columns-repeated="995"/>
        </table:table-row>
        <table:table-row table:style-name="ro2">
          <table:table-cell table:style-name="Default" office:value-type="string" calcext:value-type="string">
            <text:p>VALLERY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Raoul</text:p>
          </table:table-cell>
          <table:table-cell/>
          <table:table-cell office:value-type="date" office:date-value="1886-05-09" calcext:value-type="date">
            <text:p>1886-05-09</text:p>
          </table:table-cell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63 RA</text:p>
          </table:table-cell>
          <table:table-cell office:value-type="string" calcext:value-type="string">
            <text:p>2<text:span text:style-name="T1">e</text:span> canonnier</text:p>
          </table:table-cell>
          <table:table-cell office:value-type="string" calcext:value-type="string">
            <text:p>Rueil-Malmaison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Oui</text:p>
          </table:table-cell>
          <table:table-cell office:value-type="float" office:value="48.882709" calcext:value-type="float">
            <text:p>48.882709</text:p>
          </table:table-cell>
          <table:table-cell office:value-type="float" office:value="2.176923" calcext:value-type="float">
            <text:p>2.176923</text:p>
          </table:table-cell>
          <table:table-cell office:value-type="date" office:date-value="1918-10-14" calcext:value-type="date">
            <text:p>1918-10-14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die contractée en service (grippe infectieuse)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Oui</text:p>
          </table:table-cell>
          <table:table-cell/>
          <table:table-cell table:style-name="ce8" office:value-type="date" office:date-value="1915-06-23" calcext:value-type="date">
            <text:p>1915-06-23</text:p>
          </table:table-cell>
          <table:table-cell/>
          <table:table-cell office:value-type="string" calcext:value-type="string">
            <text:p>Ouvrier hui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ARNIER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79-11-06" calcext:value-type="date">
            <text:p>1879-11-06</text:p>
          </table:table-cell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pigneul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397017" calcext:value-type="float">
            <text:p>49.397017</text:p>
          </table:table-cell>
          <table:table-cell office:value-type="float" office:value="3.931019" calcext:value-type="float">
            <text:p>3.931019</text:p>
          </table:table-cell>
          <table:table-cell office:value-type="date" office:date-value="1915-01-02" calcext:value-type="date">
            <text:p>1915-01-02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Meun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ASSET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7-08-01" calcext:value-type="date">
            <text:p>1887-08-01</text:p>
          </table:table-cell>
          <table:table-cell office:value-type="date" office:date-value="1915-02-25" calcext:value-type="date">
            <text:p>1915-02-25</text:p>
          </table:table-cell>
          <table:table-cell office:value-type="string" calcext:value-type="string">
            <text:p>151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urmelon-le-Grand</text:p>
          </table:table-cell>
          <table:table-cell office:value-type="string" calcext:value-type="string">
            <text:p>Marne</text:p>
          </table:table-cell>
          <table:table-cell/>
          <table:table-cell office:value-type="float" office:value="49.140231" calcext:value-type="float">
            <text:p>49.140231</text:p>
          </table:table-cell>
          <table:table-cell office:value-type="float" office:value="4.365268" calcext:value-type="float">
            <text:p>4.365268</text:p>
          </table:table-cell>
          <table:table-cell office:value-type="date" office:date-value="1915-10-06" calcext:value-type="date">
            <text:p>1915-10-06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AUTI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amphile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96-03-07" calcext:value-type="date">
            <text:p>1896-03-07</text:p>
          </table:table-cell>
          <table:table-cell office:value-type="date" office:date-value="1916-08-12" calcext:value-type="date">
            <text:p>1916-08-12</text:p>
          </table:table-cell>
          <table:table-cell office:value-type="string" calcext:value-type="string">
            <text:p>401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oyennes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float" office:value="49.770473" calcext:value-type="float">
            <text:p>49.770473</text:p>
          </table:table-cell>
          <table:table-cell office:value-type="float" office:value="2.984425" calcext:value-type="float">
            <text:p>2.984425</text:p>
          </table:table-cell>
          <table:table-cell office:value-type="date" office:date-value="1918-09-30" calcext:value-type="date">
            <text:p>1918-09-3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ures de guerre par éclat d’obu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1917-10-20 / 1918-03-28 / 1918-09-29 </text:p>
          </table:table-cell>
          <table:table-cell/>
          <table:table-cell office:value-type="string" calcext:value-type="string">
            <text:p>Manoeuvr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AUVIEL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Edouard</text:p>
          </table:table-cell>
          <table:table-cell/>
          <table:table-cell office:value-type="date" office:date-value="1897-10-28" calcext:value-type="date">
            <text:p>1897-10-28</text:p>
          </table:table-cell>
          <table:table-cell office:value-type="date" office:date-value="1916-08-12" calcext:value-type="date">
            <text:p>1916-08-12</text:p>
          </table:table-cell>
          <table:table-cell office:value-type="string" calcext:value-type="string">
            <text:p>77 RI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Moreuil</text:p>
          </table:table-cell>
          <table:table-cell office:value-type="string" calcext:value-type="string">
            <text:p>Somme</text:p>
          </table:table-cell>
          <table:table-cell/>
          <table:table-cell office:value-type="float" office:value="49.772271" calcext:value-type="float">
            <text:p>49.772271</text:p>
          </table:table-cell>
          <table:table-cell office:value-type="float" office:value="2.483246" calcext:value-type="float">
            <text:p>2.483246</text:p>
          </table:table-cell>
          <table:table-cell office:value-type="date" office:date-value="1918-04-18" calcext:value-type="date">
            <text:p>1918-04-18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mployé de commerc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IVI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94-07-15" calcext:value-type="date">
            <text:p>1894-07-15</text:p>
          </table:table-cell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146 RI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nt-Saint-Eloi</text:p>
          </table:table-cell>
          <table:table-cell office:value-type="string" calcext:value-type="string">
            <text:p>Pas-de-Calais</text:p>
          </table:table-cell>
          <table:table-cell/>
          <table:table-cell office:value-type="float" office:value="50.351234" calcext:value-type="float">
            <text:p>50.351234</text:p>
          </table:table-cell>
          <table:table-cell office:value-type="float" office:value="2.692321" calcext:value-type="float">
            <text:p>2.692321</text:p>
          </table:table-cell>
          <table:table-cell office:value-type="date" office:date-value="1915-05-10" calcext:value-type="date">
            <text:p>1915-05-10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VOIS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Ferdinand</text:p>
          </table:table-cell>
          <table:table-cell table:number-columns-repeated="2"/>
          <table:table-cell office:value-type="date" office:date-value="1883-07-21" calcext:value-type="date">
            <text:p>1883-07-21</text:p>
          </table:table-cell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103 RAL</text:p>
          </table:table-cell>
          <table:table-cell office:value-type="string" calcext:value-type="string">
            <text:p>Canonnier servant</text:p>
          </table:table-cell>
          <table:table-cell office:value-type="string" calcext:value-type="string">
            <text:p>Saint-Mard</text:p>
          </table:table-cell>
          <table:table-cell office:value-type="string" calcext:value-type="string">
            <text:p>Aisne</text:p>
          </table:table-cell>
          <table:table-cell/>
          <table:table-cell office:value-type="float" office:value="49.386473" calcext:value-type="float">
            <text:p>49.386473</text:p>
          </table:table-cell>
          <table:table-cell office:value-type="float" office:value="3.5831" calcext:value-type="float">
            <text:p>3.5831</text:p>
          </table:table-cell>
          <table:table-cell office:value-type="date" office:date-value="1917-10-01" calcext:value-type="date">
            <text:p>1917-10-01</text:p>
          </table:table-cell>
          <table:table-cell office:value-type="date" office:date-value="1919-01-19" calcext:value-type="date">
            <text:p>1919-01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é par éclat d’obu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8" office:value-type="date" office:date-value="1916-05-25" calcext:value-type="date">
            <text:p>1916-05-25</text:p>
          </table:table-cell>
          <table:table-cell/>
          <table:table-cell office:value-type="string" calcext:value-type="string">
            <text:p>Menuisier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'Base - Géolocalisation - Paramètres temporels'.A1:'Base - Géolocalisation - Paramètres temporels'.AC1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7:48:07.190334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7:43:01.858691589</meta:creation-date>
    <dc:date>2020-09-22T08:01:23.679689572</dc:date>
    <meta:editing-duration>PT20H2M29S</meta:editing-duration>
    <meta:editing-cycles>306</meta:editing-cycles>
    <meta:generator>LibreOffice/6.4.5.2$Linux_X86_64 LibreOffice_project/40$Build-2</meta:generator>
    <meta:document-statistic meta:table-count="1" meta:cell-count="3169" meta:object-count="0"/>
  </office:meta>
</office:document-meta>
</file>